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Liberations Sans" svg:font-family="'Liberations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PT Mono" svg:font-family="'PT Mono'" style:font-adornments="Italic" style:font-pitch="variable"/>
    <style:font-face style:name="Liberation Mono2" svg:font-family="'Liberation Mono'" style:font-family-generic="modern" style:font-pitch="variable"/>
    <style:font-face style:name="Liberation Mono1" svg:font-family="'Liberation Mono'" style:font-adornments="Bold" style:font-family-generic="moder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Liberation Sans" fo:font-size="10pt" officeooo:rsid="00166e14" officeooo:paragraph-rsid="00166e14" style:font-size-asian="10pt" style:font-size-complex="10pt"/>
    </style:style>
    <style:style style:name="P3" style:family="paragraph" style:parent-style-name="Standard">
      <style:text-properties style:font-name="Liberation Sans" fo:font-size="10pt" officeooo:rsid="000b38a1" officeooo:paragraph-rsid="0017ffd8" style:font-size-asian="10pt" style:font-size-complex="10pt"/>
    </style:style>
    <style:style style:name="P4" style:family="paragraph" style:parent-style-name="Standard">
      <style:paragraph-properties fo:text-align="center" style:justify-single-word="false"/>
      <style:text-properties style:font-name="Liberation Sans" fo:font-size="10pt" officeooo:rsid="0021bb36" officeooo:paragraph-rsid="0021bb36" style:font-size-asian="10pt" style:font-size-complex="10pt"/>
    </style:style>
    <style:style style:name="P5" style:family="paragraph" style:parent-style-name="Standard">
      <style:paragraph-properties fo:text-align="center" style:justify-single-word="false"/>
      <style:text-properties style:font-name="Liberation Sans" fo:font-size="10pt" fo:font-weight="bold" officeooo:rsid="00166e14" officeooo:paragraph-rsid="00166e14" style:font-size-asian="10pt" style:font-weight-asian="bold" style:font-size-complex="10pt" style:font-weight-complex="bold"/>
    </style:style>
    <style:style style:name="P6" style:family="paragraph" style:parent-style-name="Standard">
      <style:paragraph-properties fo:text-align="start" style:justify-single-word="false"/>
      <style:text-properties style:font-name="Liberation Sans" fo:font-size="10pt" fo:font-weight="normal" officeooo:rsid="00166e14" officeooo:paragraph-rsid="00166e14" style:font-size-asian="10pt" style:font-weight-asian="normal" style:font-size-complex="10pt" style:font-weight-complex="normal"/>
    </style:style>
    <style:style style:name="P7" style:family="paragraph" style:parent-style-name="Standard">
      <style:paragraph-properties fo:text-align="center" style:justify-single-word="false"/>
      <style:text-properties style:font-name="Liberation Sans" fo:font-size="12pt" fo:font-weight="bold" officeooo:rsid="00166e14" officeooo:paragraph-rsid="00166e14" style:font-size-asian="12pt" style:font-weight-asian="bold" style:font-size-complex="12pt" style:font-weight-complex="bold"/>
    </style:style>
    <style:style style:name="P8" style:family="paragraph" style:parent-style-name="Text_20_body">
      <style:text-properties style:font-name="Liberation Sans"/>
    </style:style>
    <style:style style:name="P9" style:family="paragraph" style:parent-style-name="Text_20_body">
      <style:text-properties style:font-name="Liberation Sans" fo:font-size="10pt" style:font-size-asian="10pt" style:font-size-complex="10pt"/>
    </style:style>
    <style:style style:name="P10" style:family="paragraph" style:parent-style-name="Text_20_body">
      <style:text-properties style:font-name="Liberation Sans" fo:font-size="10pt" fo:font-style="italic" style:font-size-asian="10pt" style:font-style-asian="italic" style:font-size-complex="10pt" style:font-style-complex="italic"/>
    </style:style>
    <style:style style:name="P11" style:family="paragraph" style:parent-style-name="Text_20_body">
      <style:text-properties style:font-name="Liberation Sans" fo:font-size="10pt" fo:font-style="italic" officeooo:paragraph-rsid="001ca336" style:font-size-asian="10pt" style:font-style-asian="italic" style:font-size-complex="10pt" style:font-style-complex="italic"/>
    </style:style>
    <style:style style:name="P12" style:family="paragraph" style:parent-style-name="Text_20_body">
      <style:text-properties style:font-name="Liberation Sans" fo:font-size="10pt" officeooo:rsid="002d03f7" officeooo:paragraph-rsid="003a4824" style:font-name-asian="Arial Unicode MS" style:font-size-asian="10pt" style:font-name-complex="Arial Unicode MS" style:font-size-complex="10pt"/>
    </style:style>
    <style:style style:name="P13" style:family="paragraph" style:parent-style-name="Text_20_body">
      <style:text-properties style:font-name="Liberation Sans" officeooo:paragraph-rsid="005328c6"/>
    </style:style>
    <style:style style:name="P14" style:family="paragraph" style:parent-style-name="Text_20_body">
      <style:text-properties style:font-name="Liberation Sans" officeooo:paragraph-rsid="005ec039"/>
    </style:style>
    <style:style style:name="P15" style:family="paragraph" style:parent-style-name="Text_20_body">
      <style:text-properties style:font-name="Liberation Sans" officeooo:paragraph-rsid="005f9f7a"/>
    </style:style>
    <style:style style:name="P16" style:family="paragraph" style:parent-style-name="Text_20_body">
      <style:text-properties officeooo:rsid="002fded3" officeooo:paragraph-rsid="00390a04"/>
    </style:style>
    <style:style style:name="P17" style:family="paragraph" style:parent-style-name="Text_20_body">
      <style:text-properties officeooo:paragraph-rsid="003a4824"/>
    </style:style>
    <style:style style:name="P18" style:family="paragraph" style:parent-style-name="Text_20_body">
      <style:text-properties officeooo:paragraph-rsid="003ce63c"/>
    </style:style>
    <style:style style:name="P19" style:family="paragraph" style:parent-style-name="Text_20_body">
      <style:text-properties officeooo:paragraph-rsid="003dbe70"/>
    </style:style>
    <style:style style:name="P20" style:family="paragraph" style:parent-style-name="Text_20_body">
      <style:text-properties officeooo:rsid="004625fd"/>
    </style:style>
    <style:style style:name="P21" style:family="paragraph" style:parent-style-name="Text_20_body">
      <style:text-properties fo:font-variant="normal" fo:text-transform="none" fo:color="#24292e" style:font-name="Liberation Sans" fo:font-size="10pt" fo:letter-spacing="normal" fo:font-style="normal" fo:font-weight="normal" officeooo:rsid="0018d82e" officeooo:paragraph-rsid="0021bb36" style:font-size-asian="10pt" style:font-size-complex="10pt"/>
    </style:style>
    <style:style style:name="P22" style:family="paragraph" style:parent-style-name="Text_20_body">
      <style:text-properties officeooo:rsid="001ea143"/>
    </style:style>
    <style:style style:name="P23" style:family="paragraph" style:parent-style-name="Preformatted_20_Text">
      <style:text-properties style:font-name="Liberation Sans" fo:font-size="10pt" officeooo:rsid="001b3ffc" officeooo:paragraph-rsid="0017b3c4" style:font-size-asian="10pt" style:font-size-complex="10pt"/>
    </style:style>
    <style:style style:name="P24" style:family="paragraph" style:parent-style-name="Preformatted_20_Text">
      <style:text-properties style:font-name="Liberation Sans" fo:font-size="10pt" officeooo:rsid="00109e62" officeooo:paragraph-rsid="0017ffd8" style:font-size-asian="10pt" style:font-size-complex="10pt"/>
    </style:style>
    <style:style style:name="P25" style:family="paragraph" style:parent-style-name="Preformatted_20_Text">
      <style:text-properties style:font-name="Liberation Sans" fo:font-size="10pt" officeooo:rsid="000b38a1" officeooo:paragraph-rsid="0017ffd8" style:font-size-asian="10pt" style:font-size-complex="10pt"/>
    </style:style>
    <style:style style:name="P26" style:family="paragraph" style:parent-style-name="Preformatted_20_Text">
      <style:text-properties style:font-name="Liberation Sans" fo:font-size="10pt" officeooo:rsid="000a523e" officeooo:paragraph-rsid="0017b3c4" style:font-size-asian="10pt" style:font-size-complex="10pt"/>
    </style:style>
    <style:style style:name="P27" style:family="paragraph" style:parent-style-name="Preformatted_20_Text">
      <style:text-properties style:font-name="Liberation Sans" fo:font-size="10pt" officeooo:rsid="00049bdf" officeooo:paragraph-rsid="001ea143" style:font-size-asian="10pt" style:font-size-complex="10pt"/>
    </style:style>
    <style:style style:name="P28" style:family="paragraph" style:parent-style-name="Preformatted_20_Text">
      <style:text-properties style:font-name="Liberation Sans" fo:font-size="10pt" officeooo:rsid="0039863a" officeooo:paragraph-rsid="0039863a" style:font-size-asian="10pt" style:font-size-complex="10pt"/>
    </style:style>
    <style:style style:name="P29" style:family="paragraph" style:parent-style-name="Preformatted_20_Text">
      <style:text-properties style:font-name="Liberation Sans" fo:font-size="10pt" officeooo:rsid="0017ffd8" officeooo:paragraph-rsid="0017ffd8" style:font-size-asian="10pt" style:font-size-complex="10pt"/>
    </style:style>
    <style:style style:name="P30" style:family="paragraph" style:parent-style-name="Preformatted_20_Text">
      <style:text-properties style:font-name="Liberation Sans" fo:font-size="10pt" officeooo:rsid="0008d4e7" officeooo:paragraph-rsid="0021bb36" style:font-size-asian="10pt" style:font-size-complex="10pt"/>
    </style:style>
    <style:style style:name="P31" style:family="paragraph" style:parent-style-name="Preformatted_20_Text">
      <style:text-properties style:font-name="Liberation Sans" fo:font-size="10pt" officeooo:rsid="0018d82e" officeooo:paragraph-rsid="0021bb36" style:font-size-asian="10pt" style:font-size-complex="10pt"/>
    </style:style>
    <style:style style:name="P32" style:family="paragraph" style:parent-style-name="Preformatted_20_Text">
      <style:text-properties style:font-name="Liberation Sans" fo:font-size="10pt" officeooo:rsid="0010c6f6" officeooo:paragraph-rsid="0022adba" style:font-size-asian="10pt" style:font-size-complex="10pt"/>
    </style:style>
    <style:style style:name="P33" style:family="paragraph" style:parent-style-name="Preformatted_20_Text">
      <style:text-properties style:font-name="Liberation Sans" fo:font-size="10pt" officeooo:rsid="00390a04" officeooo:paragraph-rsid="00390a04" style:font-size-asian="10pt" style:font-size-complex="10pt"/>
    </style:style>
    <style:style style:name="P34" style:family="paragraph" style:parent-style-name="Preformatted_20_Text">
      <style:text-properties style:font-name="Liberation Sans" fo:font-size="10pt" officeooo:rsid="004524e4" officeooo:paragraph-rsid="004524e4" style:font-size-asian="10pt" style:font-size-complex="10pt"/>
    </style:style>
    <style:style style:name="P35" style:family="paragraph" style:parent-style-name="Preformatted_20_Text">
      <style:paragraph-properties fo:text-align="start" style:justify-single-word="false"/>
      <style:text-properties style:font-name="Liberation Sans" fo:font-size="10pt" fo:font-weight="normal" officeooo:rsid="001b3ffc" officeooo:paragraph-rsid="0017b3c4" style:font-size-asian="10pt" style:font-weight-asian="normal" style:font-size-complex="10pt" style:font-weight-complex="normal"/>
    </style:style>
    <style:style style:name="P36" style:family="paragraph" style:parent-style-name="Preformatted_20_Text">
      <style:paragraph-properties fo:text-align="start" style:justify-single-word="false"/>
      <style:text-properties style:font-name="Liberation Sans" fo:font-size="10pt" fo:font-weight="normal" officeooo:rsid="0017b3c4" officeooo:paragraph-rsid="0017b3c4" style:font-size-asian="10pt" style:font-weight-asian="normal" style:font-size-complex="10pt" style:font-weight-complex="normal"/>
    </style:style>
    <style:style style:name="P37" style:family="paragraph" style:parent-style-name="Preformatted_20_Text">
      <style:text-properties style:font-name="Liberation Sans" fo:font-size="10pt" fo:font-weight="normal" officeooo:rsid="00109e62" officeooo:paragraph-rsid="0017ffd8" style:font-size-asian="10pt" style:font-weight-asian="normal" style:font-size-complex="10pt" style:font-weight-complex="normal"/>
    </style:style>
    <style:style style:name="P38" style:family="paragraph" style:parent-style-name="Preformatted_20_Text">
      <style:text-properties style:font-name="Liberation Sans" fo:font-size="10pt" fo:font-weight="normal" officeooo:rsid="0010773b" officeooo:paragraph-rsid="001acf54" style:font-size-asian="10pt" style:font-weight-asian="normal" style:font-size-complex="10pt" style:font-weight-complex="normal"/>
    </style:style>
    <style:style style:name="P39" style:family="paragraph" style:parent-style-name="Preformatted_20_Text">
      <style:paragraph-properties fo:text-align="start" style:justify-single-word="false"/>
      <style:text-properties style:font-name="Liberation Sans" fo:font-size="10pt" fo:font-weight="normal" officeooo:rsid="0048c13f" officeooo:paragraph-rsid="0017b3c4" style:font-size-asian="10pt" style:font-weight-asian="normal" style:font-size-complex="10pt" style:font-weight-complex="normal"/>
    </style:style>
    <style:style style:name="P40" style:family="paragraph" style:parent-style-name="Preformatted_20_Text">
      <style:text-properties style:font-name="Liberation Sans" fo:font-size="10pt" fo:font-style="italic" officeooo:rsid="00109e62" officeooo:paragraph-rsid="0017ffd8" style:font-size-asian="10pt" style:font-style-asian="italic" style:font-size-complex="10pt" style:font-style-complex="italic"/>
    </style:style>
    <style:style style:name="P41" style:family="paragraph" style:parent-style-name="Preformatted_20_Text">
      <style:text-properties style:font-name="Liberation Sans" fo:font-size="10pt" fo:font-style="italic" officeooo:rsid="000a523e" officeooo:paragraph-rsid="0017b3c4" style:font-size-asian="10pt" style:font-style-asian="italic" style:font-size-complex="10pt" style:font-style-complex="italic"/>
    </style:style>
    <style:style style:name="P42" style:family="paragraph" style:parent-style-name="Preformatted_20_Text">
      <style:text-properties style:font-name="Liberation Sans" fo:font-size="10pt" fo:font-style="italic" fo:font-weight="normal" officeooo:rsid="0010773b" officeooo:paragraph-rsid="001acf54" style:font-size-asian="10pt" style:font-style-asian="italic" style:font-weight-asian="normal" style:font-size-complex="10pt" style:font-style-complex="italic" style:font-weight-complex="normal"/>
    </style:style>
    <style:style style:name="P43" style:family="paragraph" style:parent-style-name="Preformatted_20_Text">
      <style:text-properties style:font-name="Liberation Sans" fo:font-size="10pt" fo:font-style="normal" officeooo:rsid="000b38a1" officeooo:paragraph-rsid="001ca336" style:font-size-asian="10pt" style:font-style-asian="normal" style:font-size-complex="10pt" style:font-style-complex="normal"/>
    </style:style>
    <style:style style:name="P44" style:family="paragraph" style:parent-style-name="Preformatted_20_Text">
      <style:text-properties style:font-name="Liberation Sans" fo:font-size="10pt" fo:font-style="normal" officeooo:rsid="001ca336" officeooo:paragraph-rsid="001ca336" style:font-size-asian="10pt" style:font-style-asian="normal" style:font-size-complex="10pt" style:font-style-complex="normal"/>
    </style:style>
    <style:style style:name="P45" style:family="paragraph" style:parent-style-name="Preformatted_20_Text">
      <style:text-properties style:font-name="Liberation Sans" fo:font-size="10pt" fo:font-style="normal" officeooo:rsid="00184c85" officeooo:paragraph-rsid="001ea143" style:font-size-asian="10pt" style:font-style-asian="normal" style:font-size-complex="10pt" style:font-style-complex="normal"/>
    </style:style>
    <style:style style:name="P46" style:family="paragraph" style:parent-style-name="Preformatted_20_Text">
      <style:text-properties style:font-name="Liberation Sans" fo:font-size="10pt" fo:font-style="normal" officeooo:rsid="0039863a" officeooo:paragraph-rsid="0039863a" style:font-size-asian="10pt" style:font-style-asian="normal" style:font-size-complex="10pt" style:font-style-complex="normal"/>
    </style:style>
    <style:style style:name="P47" style:family="paragraph" style:parent-style-name="Preformatted_20_Text">
      <style:text-properties style:font-name="Liberation Sans" fo:font-size="10pt" fo:font-style="normal" officeooo:rsid="0008d4e7" officeooo:paragraph-rsid="0021bb36" style:font-size-asian="10pt" style:font-style-asian="normal" style:font-size-complex="10pt" style:font-style-complex="normal"/>
    </style:style>
    <style:style style:name="P48" style:family="paragraph" style:parent-style-name="Preformatted_20_Text">
      <style:text-properties style:font-name="Liberation Sans" fo:font-size="10pt" fo:font-style="normal" officeooo:rsid="001946f8" officeooo:paragraph-rsid="001ca336" style:font-size-asian="10pt" style:font-style-asian="normal" style:font-size-complex="10pt" style:font-style-complex="normal"/>
    </style:style>
    <style:style style:name="P49" style:family="paragraph" style:parent-style-name="Preformatted_20_Text">
      <style:text-properties style:font-name="Liberation Sans" officeooo:rsid="000b38a1" officeooo:paragraph-rsid="001ca336"/>
    </style:style>
    <style:style style:name="P50" style:family="paragraph" style:parent-style-name="Preformatted_20_Text">
      <style:text-properties style:font-name="Liberation Sans" officeooo:rsid="001946f8" officeooo:paragraph-rsid="001ca336"/>
    </style:style>
    <style:style style:name="P51" style:family="paragraph" style:parent-style-name="Preformatted_20_Text">
      <style:text-properties style:font-name="Liberation Sans" officeooo:rsid="00184c85" officeooo:paragraph-rsid="001ea143"/>
    </style:style>
    <style:style style:name="P52" style:family="paragraph" style:parent-style-name="Preformatted_20_Text">
      <style:text-properties style:font-name="Liberation Sans" officeooo:rsid="0031688a" officeooo:paragraph-rsid="0031688a"/>
    </style:style>
    <style:style style:name="P53" style:family="paragraph" style:parent-style-name="Preformatted_20_Text">
      <style:text-properties style:font-name="Liberation Sans" officeooo:rsid="001cd0d9" officeooo:paragraph-rsid="0022adba"/>
    </style:style>
    <style:style style:name="P54" style:family="paragraph" style:parent-style-name="Preformatted_20_Text">
      <style:text-properties style:font-name="Liberation Sans" fo:font-weight="bold" officeooo:rsid="0019442f" officeooo:paragraph-rsid="0024dad4" style:font-weight-asian="bold" style:font-weight-complex="bold"/>
    </style:style>
    <style:style style:name="P55" style:family="paragraph" style:parent-style-name="Preformatted_20_Text">
      <style:text-properties style:font-name="Liberation Sans" fo:font-weight="bold" officeooo:rsid="0019442f" officeooo:paragraph-rsid="003a5ab5" style:font-weight-asian="bold" style:font-weight-complex="bold"/>
    </style:style>
    <style:style style:name="P56" style:family="paragraph" style:parent-style-name="Preformatted_20_Text">
      <style:text-properties style:font-name="Liberation Sans" officeooo:rsid="0005af90" officeooo:paragraph-rsid="002493f0"/>
    </style:style>
    <style:style style:name="P57" style:family="paragraph" style:parent-style-name="Preformatted_20_Text">
      <style:text-properties style:font-name="Liberation Sans" officeooo:rsid="0003cb4c" officeooo:paragraph-rsid="002493f0"/>
    </style:style>
    <style:style style:name="P58" style:family="paragraph" style:parent-style-name="Preformatted_20_Text">
      <style:text-properties style:font-name="Liberation Sans" officeooo:rsid="0002de20" officeooo:paragraph-rsid="002493f0"/>
    </style:style>
    <style:style style:name="P59" style:family="paragraph" style:parent-style-name="Preformatted_20_Text">
      <style:text-properties style:font-name="Liberation Sans" officeooo:rsid="002493f0" officeooo:paragraph-rsid="002493f0"/>
    </style:style>
    <style:style style:name="P60" style:family="paragraph" style:parent-style-name="Preformatted_20_Text">
      <style:text-properties style:font-name="Liberation Sans" officeooo:rsid="000701c0" officeooo:paragraph-rsid="0024dad4"/>
    </style:style>
    <style:style style:name="P61" style:family="paragraph" style:parent-style-name="Preformatted_20_Text">
      <style:text-properties style:font-name="Liberation Sans" officeooo:rsid="0006bcee" officeooo:paragraph-rsid="0024dad4"/>
    </style:style>
    <style:style style:name="P62" style:family="paragraph" style:parent-style-name="Preformatted_20_Text">
      <style:text-properties style:font-name="Liberation Sans" officeooo:rsid="00005e59" officeooo:paragraph-rsid="0024dad4"/>
    </style:style>
    <style:style style:name="P63" style:family="paragraph" style:parent-style-name="Preformatted_20_Text">
      <style:text-properties style:font-name="Liberation Sans" officeooo:rsid="0019442f" officeooo:paragraph-rsid="0024dad4"/>
    </style:style>
    <style:style style:name="P64" style:family="paragraph" style:parent-style-name="Preformatted_20_Text">
      <style:text-properties style:font-name="Liberation Sans" officeooo:rsid="0019442f" officeooo:paragraph-rsid="002984f4"/>
    </style:style>
    <style:style style:name="P65" style:family="paragraph" style:parent-style-name="Preformatted_20_Text">
      <style:text-properties style:font-name="Liberation Sans" officeooo:rsid="0019442f" officeooo:paragraph-rsid="00390a04"/>
    </style:style>
    <style:style style:name="P66" style:family="paragraph" style:parent-style-name="Preformatted_20_Text">
      <style:text-properties style:font-name="Liberation Sans" officeooo:rsid="0019442f" officeooo:paragraph-rsid="003a5ab5"/>
    </style:style>
    <style:style style:name="P67" style:family="paragraph" style:parent-style-name="Preformatted_20_Text">
      <style:text-properties style:font-name="Liberation Sans" officeooo:rsid="0039863a" officeooo:paragraph-rsid="0039863a"/>
    </style:style>
    <style:style style:name="P68" style:family="paragraph" style:parent-style-name="Preformatted_20_Text">
      <style:text-properties style:font-name="Liberation Sans" officeooo:rsid="00477cc0" officeooo:paragraph-rsid="00477cc0"/>
    </style:style>
    <style:style style:name="P69" style:family="paragraph" style:parent-style-name="Preformatted_20_Text">
      <style:text-properties style:font-name="Liberation Sans" officeooo:rsid="004524e4" officeooo:paragraph-rsid="0047cfe7"/>
    </style:style>
    <style:style style:name="P70" style:family="paragraph" style:parent-style-name="Preformatted_20_Text">
      <style:text-properties style:font-name="Liberation Sans" officeooo:rsid="001ea143" officeooo:paragraph-rsid="001ea143"/>
    </style:style>
    <style:style style:name="P71" style:family="paragraph" style:parent-style-name="Preformatted_20_Text">
      <style:text-properties officeooo:rsid="000b38a1" officeooo:paragraph-rsid="001ca336"/>
    </style:style>
    <style:style style:name="P72" style:family="paragraph" style:parent-style-name="Preformatted_20_Text">
      <style:text-properties officeooo:paragraph-rsid="001ea143"/>
    </style:style>
    <style:style style:name="P73" style:family="paragraph" style:parent-style-name="Preformatted_20_Text">
      <style:text-properties officeooo:paragraph-rsid="001acf54"/>
    </style:style>
    <style:style style:name="P74" style:family="paragraph" style:parent-style-name="Preformatted_20_Text">
      <style:text-properties officeooo:rsid="0005af90" officeooo:paragraph-rsid="002493f0"/>
    </style:style>
    <style:style style:name="P75" style:family="paragraph" style:parent-style-name="Preformatted_20_Text">
      <style:text-properties style:font-name="Liberations Sans" officeooo:rsid="00176443" officeooo:paragraph-rsid="0024dad4"/>
    </style:style>
    <style:style style:name="P76" style:family="paragraph" style:parent-style-name="Preformatted_20_Text">
      <style:text-properties officeooo:paragraph-rsid="0024dad4"/>
    </style:style>
    <style:style style:name="P77" style:family="paragraph" style:parent-style-name="Preformatted_20_Text">
      <style:text-properties officeooo:paragraph-rsid="004524e4"/>
    </style:style>
    <style:style style:name="P78" style:family="paragraph" style:parent-style-name="Code">
      <style:text-properties fo:font-style="normal" style:font-style-asian="normal" style:font-style-complex="normal"/>
    </style:style>
    <style:style style:name="P79" style:family="paragraph" style:parent-style-name="Code">
      <style:text-properties style:font-name="Liberation Sans" fo:font-size="10pt" fo:font-style="italic" officeooo:rsid="0018d82e" style:font-size-asian="10pt" style:font-style-asian="italic" style:font-size-complex="10pt" style:font-style-complex="italic"/>
    </style:style>
    <style:style style:name="P80" style:family="paragraph" style:parent-style-name="Code">
      <style:text-properties style:font-name="Liberation Sans" fo:font-size="10pt" officeooo:rsid="0008d4e7" officeooo:paragraph-rsid="0047cfe7" style:font-size-asian="10pt" style:font-size-complex="10pt"/>
    </style:style>
    <style:style style:name="P81" style:family="paragraph" style:parent-style-name="Code">
      <style:text-properties officeooo:paragraph-rsid="002984f4"/>
    </style:style>
    <style:style style:name="P82" style:family="paragraph" style:parent-style-name="Code">
      <style:text-properties officeooo:paragraph-rsid="002fded3"/>
    </style:style>
    <style:style style:name="P83" style:family="paragraph" style:parent-style-name="Code">
      <style:text-properties officeooo:paragraph-rsid="0031688a"/>
    </style:style>
    <style:style style:name="P84" style:family="paragraph" style:parent-style-name="Code">
      <style:text-properties officeooo:paragraph-rsid="00390a04"/>
    </style:style>
    <style:style style:name="P85" style:family="paragraph" style:parent-style-name="Code">
      <style:text-properties officeooo:paragraph-rsid="0041fd72"/>
    </style:style>
    <style:style style:name="P86" style:family="paragraph" style:parent-style-name="Code">
      <style:text-properties officeooo:rsid="0031688a" officeooo:paragraph-rsid="0031688a"/>
    </style:style>
    <style:style style:name="P87" style:family="paragraph" style:parent-style-name="Code">
      <style:text-properties officeooo:rsid="00477cc0" officeooo:paragraph-rsid="00477cc0"/>
    </style:style>
    <style:style style:name="P88" style:family="paragraph" style:parent-style-name="Code">
      <style:text-properties officeooo:paragraph-rsid="005bb0bc"/>
    </style:style>
    <style:style style:name="P89" style:family="paragraph" style:parent-style-name="Title">
      <style:text-properties style:font-name="Liberation Mono2" fo:font-size="20pt" fo:font-weight="normal" style:font-size-asian="20pt" style:font-weight-asian="normal" style:font-size-complex="20pt" style:font-weight-complex="normal"/>
    </style:style>
    <style:style style:name="P90" style:family="paragraph" style:parent-style-name="Text_20_body">
      <style:paragraph-properties fo:margin-left="0in" fo:margin-right="0in" fo:margin-top="0in" fo:margin-bottom="0.1453in" loext:contextual-spacing="false" fo:orphans="2" fo:widows="2" fo:text-indent="0in" style:auto-text-indent="false"/>
      <style:text-properties fo:font-variant="normal" fo:text-transform="none" fo:color="#24292e" style:font-name="Liberation Sans" fo:font-size="10pt" fo:letter-spacing="normal" fo:font-style="normal" fo:font-weight="normal" style:font-size-asian="10pt" style:font-size-complex="10pt"/>
    </style:style>
    <style:style style:name="P91" style:family="paragraph" style:parent-style-name="Text_20_body">
      <style:paragraph-properties fo:margin-left="0in" fo:margin-right="0in" fo:margin-top="0in" fo:margin-bottom="0.1453in" loext:contextual-spacing="false" fo:orphans="2" fo:widows="2" fo:text-indent="0in" style:auto-text-indent="false"/>
    </style:style>
    <style:style style:name="P92" style:family="paragraph" style:parent-style-name="TOC">
      <style:text-properties officeooo:rsid="0047cfe7" officeooo:paragraph-rsid="0047cfe7"/>
    </style:style>
    <style:style style:name="P93" style:family="paragraph" style:parent-style-name="TOC">
      <style:text-properties officeooo:rsid="00539470" officeooo:paragraph-rsid="00539470"/>
    </style:style>
    <style:style style:name="P94" style:family="paragraph" style:parent-style-name="Preformatted_20_Text" style:list-style-name="L2">
      <style:text-properties style:font-name="Liberation Sans" officeooo:rsid="001946f8" officeooo:paragraph-rsid="001ca336"/>
    </style:style>
    <style:style style:name="P95" style:family="paragraph" style:parent-style-name="Preformatted_20_Text" style:list-style-name="L3">
      <style:text-properties style:font-name="Liberation Sans" officeooo:rsid="001946f8" officeooo:paragraph-rsid="001ca336"/>
    </style:style>
    <style:style style:name="P96" style:family="paragraph" style:parent-style-name="Preformatted_20_Text" style:list-style-name="L4">
      <style:text-properties style:font-name="Liberation Sans" officeooo:rsid="001946f8" officeooo:paragraph-rsid="001ca336"/>
    </style:style>
    <style:style style:name="P97" style:family="paragraph" style:parent-style-name="Preformatted_20_Text" style:list-style-name="L5">
      <style:text-properties style:font-name="Liberation Sans" fo:font-size="10pt" officeooo:rsid="0008d4e7" officeooo:paragraph-rsid="004524e4" style:font-size-asian="10pt" style:font-size-complex="10pt"/>
    </style:style>
    <style:style style:name="P98" style:family="paragraph" style:parent-style-name="Preformatted_20_Text" style:list-style-name="L5">
      <style:text-properties style:font-name="Liberation Sans" fo:font-size="10pt" officeooo:rsid="0008d4e7" officeooo:paragraph-rsid="0021bb36" style:font-size-asian="10pt" style:font-size-complex="10pt"/>
    </style:style>
    <style:style style:name="P99" style:family="paragraph" style:parent-style-name="Preformatted_20_Text" style:list-style-name="L6">
      <style:text-properties style:font-name="Liberation Sans" fo:font-size="10pt" officeooo:rsid="004524e4" officeooo:paragraph-rsid="004524e4" style:font-size-asian="10pt" style:font-size-complex="10pt"/>
    </style:style>
    <style:style style:name="P100" style:family="paragraph" style:parent-style-name="Preformatted_20_Text" style:list-style-name="L7">
      <style:text-properties style:font-name="Liberation Sans" officeooo:rsid="0006bcee" officeooo:paragraph-rsid="0024dad4"/>
    </style:style>
    <style:style style:name="P101" style:family="paragraph" style:parent-style-name="Preformatted_20_Text">
      <style:text-properties style:font-name="Liberation Sans" officeooo:rsid="0062e6e4" officeooo:paragraph-rsid="0062e6e4"/>
    </style:style>
    <style:style style:name="P102" style:family="paragraph" style:parent-style-name="Preformatted_20_Text">
      <style:text-properties officeooo:paragraph-rsid="001ca336"/>
    </style:style>
    <style:style style:name="P103" style:family="paragraph" style:parent-style-name="Heading_20_1" style:list-style-name="">
      <style:paragraph-properties>
        <style:tab-stops>
          <style:tab-stop style:position="0in"/>
          <style:tab-stop style:position="0.25in"/>
          <style:tab-stop style:position="5in" style:type="right"/>
        </style:tab-stops>
      </style:paragraph-properties>
    </style:style>
    <style:style style:name="P104" style:family="paragraph" style:parent-style-name="Heading_20_1" style:list-style-name="">
      <style:paragraph-properties>
        <style:tab-stops>
          <style:tab-stop style:position="0in"/>
          <style:tab-stop style:position="0.25in"/>
          <style:tab-stop style:position="5in" style:type="right"/>
        </style:tab-stops>
      </style:paragraph-properties>
      <style:text-properties officeooo:rsid="001ca336" officeooo:paragraph-rsid="001ca336"/>
    </style:style>
    <style:style style:name="P105" style:family="paragraph" style:parent-style-name="Heading_20_1" style:list-style-name="">
      <style:paragraph-properties>
        <style:tab-stops>
          <style:tab-stop style:position="0in"/>
          <style:tab-stop style:position="0.25in"/>
          <style:tab-stop style:position="5in" style:type="right"/>
        </style:tab-stops>
      </style:paragraph-properties>
      <style:text-properties officeooo:rsid="001ea143" officeooo:paragraph-rsid="001ea143"/>
    </style:style>
    <style:style style:name="P106" style:family="paragraph" style:parent-style-name="Heading_20_1">
      <style:paragraph-properties fo:break-before="page"/>
    </style:style>
    <style:style style:name="P107" style:family="paragraph" style:parent-style-name="Heading_20_1">
      <style:paragraph-properties fo:break-before="page"/>
      <style:text-properties officeooo:rsid="001ca336" officeooo:paragraph-rsid="001ca336"/>
    </style:style>
    <style:style style:name="P108" style:family="paragraph" style:parent-style-name="Heading_20_1">
      <style:paragraph-properties fo:break-before="page"/>
      <style:text-properties officeooo:rsid="001ea143" officeooo:paragraph-rsid="001ea143"/>
    </style:style>
    <style:style style:name="P109" style:family="paragraph" style:parent-style-name="Heading_20_1">
      <style:paragraph-properties fo:break-before="page"/>
      <style:text-properties officeooo:paragraph-rsid="003a5ab5"/>
    </style:style>
    <style:style style:name="P110" style:family="paragraph" style:parent-style-name="Heading_20_1">
      <style:paragraph-properties fo:break-before="page"/>
      <style:text-properties officeooo:paragraph-rsid="003a4824"/>
    </style:style>
    <style:style style:name="P111" style:family="paragraph" style:parent-style-name="Heading_20_1">
      <style:paragraph-properties fo:break-before="page"/>
      <style:text-properties officeooo:rsid="004625fd" officeooo:paragraph-rsid="004625fd"/>
    </style:style>
    <style:style style:name="P112" style:family="paragraph" style:parent-style-name="Heading_20_1">
      <style:paragraph-properties fo:break-before="page"/>
      <style:text-properties officeooo:paragraph-rsid="0051f14c"/>
    </style:style>
    <style:style style:name="P113" style:family="paragraph" style:parent-style-name="Heading_20_1">
      <style:paragraph-properties fo:break-before="page"/>
      <style:text-properties officeooo:rsid="0024dad4" officeooo:paragraph-rsid="0024dad4"/>
    </style:style>
    <style:style style:name="P114" style:family="paragraph" style:parent-style-name="Heading_20_1">
      <style:paragraph-properties fo:break-before="page"/>
      <style:text-properties officeooo:paragraph-rsid="0041fd72"/>
    </style:style>
    <style:style style:name="P115" style:family="paragraph" style:parent-style-name="Heading_20_2">
      <style:text-properties officeooo:paragraph-rsid="00390a04"/>
    </style:style>
    <style:style style:name="P116" style:family="paragraph" style:parent-style-name="Heading_20_2">
      <style:text-properties officeooo:paragraph-rsid="004af608"/>
    </style:style>
    <style:style style:name="P117" style:family="paragraph" style:parent-style-name="Heading_20_2" style:list-style-name="">
      <style:paragraph-properties>
        <style:tab-stops>
          <style:tab-stop style:position="0in"/>
          <style:tab-stop style:position="0.25in"/>
          <style:tab-stop style:position="5in" style:type="right"/>
        </style:tab-stops>
      </style:paragraph-properties>
      <style:text-properties officeooo:paragraph-rsid="004af608"/>
    </style:style>
    <style:style style:name="P118" style:family="paragraph" style:parent-style-name="Heading_20_2">
      <style:text-properties style:font-name="Liberation Sans" fo:font-size="10pt" officeooo:paragraph-rsid="003dbe70" style:font-size-asian="10pt" style:font-size-complex="10pt"/>
    </style:style>
    <style:style style:name="P119" style:family="paragraph" style:parent-style-name="Heading_20_2">
      <style:text-properties officeooo:paragraph-rsid="0041fd72"/>
    </style:style>
    <style:style style:name="P120" style:family="paragraph" style:parent-style-name="Heading_20_2">
      <style:text-properties officeooo:paragraph-rsid="002984f4"/>
    </style:style>
    <style:style style:name="P121" style:family="paragraph" style:parent-style-name="Heading_20_2">
      <style:text-properties officeooo:rsid="00477cc0" officeooo:paragraph-rsid="00477cc0"/>
    </style:style>
    <style:style style:name="P122" style:family="paragraph" style:parent-style-name="Heading_20_2">
      <style:paragraph-properties fo:break-before="page"/>
    </style:style>
    <style:style style:name="P123" style:family="paragraph" style:parent-style-name="Heading_20_2">
      <style:paragraph-properties fo:break-before="page"/>
      <style:text-properties officeooo:paragraph-rsid="004af608"/>
    </style:style>
    <style:style style:name="P124" style:family="paragraph" style:parent-style-name="Heading_20_2">
      <style:paragraph-properties fo:break-before="page"/>
      <style:text-properties officeooo:paragraph-rsid="002984f4"/>
    </style:style>
    <style:style style:name="P125" style:family="paragraph" style:parent-style-name="Code">
      <style:text-properties officeooo:rsid="0024dad4" officeooo:paragraph-rsid="005bb0bc"/>
    </style:style>
    <style:style style:name="P126" style:family="paragraph" style:parent-style-name="Code">
      <style:text-properties style:font-name="Liberation Sans" officeooo:rsid="0062e6e4" officeooo:paragraph-rsid="0062e6e4"/>
    </style:style>
    <style:style style:name="P127" style:family="paragraph" style:parent-style-name="Heading_20_3">
      <style:paragraph-properties fo:break-before="page"/>
    </style:style>
    <style:style style:name="P128" style:family="paragraph" style:parent-style-name="Text_20_body" style:list-style-name="L1">
      <style:text-properties style:font-name="Liberation Sans" fo:font-size="10pt" style:font-size-asian="10pt" style:font-size-complex="10pt"/>
    </style:style>
    <style:style style:name="P129" style:family="paragraph" style:parent-style-name="Text_20_body" style:list-style-name="L1">
      <style:text-properties style:font-name="Liberation Sans" fo:font-size="10pt" officeooo:paragraph-rsid="001ca336" style:font-size-asian="10pt" style:font-size-complex="10pt"/>
    </style:style>
    <style:style style:name="P130" style:family="paragraph" style:parent-style-name="Text_20_body">
      <style:text-properties style:font-name="Liberation Sans" officeooo:paragraph-rsid="005f9f7a"/>
    </style:style>
    <style:style style:name="P131" style:family="paragraph" style:parent-style-name="Text_20_body">
      <style:text-properties style:font-name="Liberation Sans" officeooo:rsid="0066a950" officeooo:paragraph-rsid="0066a950"/>
    </style:style>
    <style:style style:name="P132" style:family="paragraph" style:parent-style-name="Text_20_body">
      <style:text-properties style:font-name="Liberation Sans" officeooo:paragraph-rsid="0066a950"/>
    </style:style>
    <style:style style:name="P133" style:family="paragraph" style:parent-style-name="Text_20_body">
      <style:text-properties style:font-name="Liberation Sans" officeooo:paragraph-rsid="0066bfcd"/>
    </style:style>
    <style:style style:name="P134" style:family="paragraph" style:parent-style-name="Text_20_body">
      <style:text-properties officeooo:paragraph-rsid="0066a950"/>
    </style:style>
    <style:style style:name="P135" style:family="paragraph" style:parent-style-name="Text_20_body">
      <style:text-properties officeooo:paragraph-rsid="005ec039"/>
    </style:style>
    <style:style style:name="P136" style:family="paragraph" style:parent-style-name="Text_20_body">
      <style:paragraph-properties fo:break-before="page"/>
      <style:text-properties style:font-name="Liberation Sans" officeooo:paragraph-rsid="0066a950"/>
    </style:style>
    <style:style style:name="T1" style:family="text">
      <style:text-properties officeooo:rsid="0024dad4"/>
    </style:style>
    <style:style style:name="T2" style:family="text">
      <style:text-properties style:font-name="Liberation Mono2"/>
    </style:style>
    <style:style style:name="T3" style:family="text">
      <style:text-properties officeooo:rsid="0017b3c4"/>
    </style:style>
    <style:style style:name="T4" style:family="text">
      <style:text-properties fo:font-weight="bold" style:font-weight-asian="bold" style:font-weight-complex="bold"/>
    </style:style>
    <style:style style:name="T5" style:family="text">
      <style:text-properties fo:font-weight="bold" officeooo:rsid="0017b3c4" style:font-weight-asian="bold" style:font-weight-complex="bold"/>
    </style:style>
    <style:style style:name="T6" style:family="text">
      <style:text-properties fo:font-weight="bold" officeooo:rsid="001acf54" style:font-weight-asian="bold" style:font-weight-complex="bold"/>
    </style:style>
    <style:style style:name="T7" style:family="text">
      <style:text-properties fo:font-weight="bold" officeooo:rsid="0031688a" style:font-weight-asian="bold" style:font-weight-complex="bold"/>
    </style:style>
    <style:style style:name="T8" style:family="text">
      <style:text-properties fo:font-weight="bold" officeooo:rsid="00390a04" style:font-weight-asian="bold" style:font-weight-complex="bold"/>
    </style:style>
    <style:style style:name="T9" style:family="text">
      <style:text-properties fo:font-weight="bold" officeooo:rsid="0041fd72" style:font-weight-asian="bold" style:font-weight-complex="bold"/>
    </style:style>
    <style:style style:name="T10" style:family="text">
      <style:text-properties fo:font-weight="bold" officeooo:rsid="005f9f7a" style:font-weight-asian="bold" style:font-weight-complex="bold"/>
    </style:style>
    <style:style style:name="T11" style:family="text">
      <style:text-properties fo:font-weight="bold" officeooo:rsid="0066a950" style:font-weight-asian="bold" style:font-weight-complex="bold"/>
    </style:style>
    <style:style style:name="T12" style:family="text">
      <style:text-properties fo:font-weight="bold" officeooo:rsid="005328c6"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officeooo:rsid="0017ffd8" style:font-style-asian="italic" style:font-style-complex="italic"/>
    </style:style>
    <style:style style:name="T15" style:family="text">
      <style:text-properties fo:font-style="italic" officeooo:rsid="001acf54" style:font-style-asian="italic" style:font-style-complex="italic"/>
    </style:style>
    <style:style style:name="T16" style:family="text">
      <style:text-properties fo:font-style="italic" officeooo:rsid="00346ea4" style:font-style-asian="italic" style:font-style-complex="italic"/>
    </style:style>
    <style:style style:name="T17" style:family="text">
      <style:text-properties fo:font-style="italic" officeooo:rsid="001ca336" style:font-style-asian="italic" style:font-style-complex="italic"/>
    </style:style>
    <style:style style:name="T18" style:family="text">
      <style:text-properties fo:font-style="italic" officeooo:rsid="0058276b" style:font-style-asian="italic" style:font-style-complex="italic"/>
    </style:style>
    <style:style style:name="T19" style:family="text">
      <style:text-properties officeooo:rsid="0017ffd8"/>
    </style:style>
    <style:style style:name="T20" style:family="text">
      <style:text-properties style:font-name="Liberation Sans"/>
    </style:style>
    <style:style style:name="T21" style:family="text">
      <style:text-properties style:font-name="Liberation Sans" fo:font-size="10pt" fo:font-weight="normal" officeooo:rsid="0010773b" style:font-size-asian="10pt" style:font-weight-asian="normal" style:font-size-complex="10pt" style:font-weight-complex="normal"/>
    </style:style>
    <style:style style:name="T22" style:family="text">
      <style:text-properties style:font-name="Liberation Sans" fo:font-size="10pt" fo:font-weight="normal" officeooo:rsid="00390a04" style:font-size-asian="10pt" style:font-weight-asian="normal" style:font-size-complex="10pt" style:font-weight-complex="normal"/>
    </style:style>
    <style:style style:name="T23" style:family="text">
      <style:text-properties style:font-name="Liberation Sans" fo:font-size="10pt" fo:font-weight="normal" officeooo:rsid="0050b364" style:font-size-asian="8.75pt" style:font-weight-asian="normal" style:font-size-complex="10pt" style:font-weight-complex="normal"/>
    </style:style>
    <style:style style:name="T24" style:family="text">
      <style:text-properties style:font-name="Liberation Sans" fo:font-size="10pt" fo:font-weight="normal" officeooo:rsid="00530acf" style:font-size-asian="8.75pt" style:font-weight-asian="normal" style:font-size-complex="10pt" style:font-weight-complex="normal"/>
    </style:style>
    <style:style style:name="T25" style:family="text">
      <style:text-properties style:font-name="Liberation Sans" fo:font-size="10pt" fo:font-weight="normal" officeooo:rsid="0066a950" style:font-size-asian="8.75pt" style:font-weight-asian="normal" style:font-size-complex="10pt" style:font-weight-complex="normal"/>
    </style:style>
    <style:style style:name="T26" style:family="text">
      <style:text-properties style:font-name="Liberation Sans" fo:font-size="10pt" style:font-size-asian="10pt" style:font-size-complex="10pt"/>
    </style:style>
    <style:style style:name="T27" style:family="text">
      <style:text-properties style:font-name="Liberation Sans" fo:font-size="10pt" officeooo:rsid="0008d4e7" style:font-size-asian="10pt" style:font-size-complex="10pt"/>
    </style:style>
    <style:style style:name="T28" style:family="text">
      <style:text-properties style:font-name="Liberation Sans" fo:font-size="10pt" officeooo:rsid="002d03f7" style:font-size-asian="10pt" style:font-size-complex="10pt"/>
    </style:style>
    <style:style style:name="T29" style:family="text">
      <style:text-properties style:font-name="Liberation Sans" fo:font-size="10pt" officeooo:rsid="003dbe70" style:font-size-asian="10pt" style:font-size-complex="10pt"/>
    </style:style>
    <style:style style:name="T30" style:family="text">
      <style:text-properties style:font-name="Liberation Sans" fo:font-size="10pt" officeooo:rsid="004524e4" style:font-size-asian="10pt" style:font-size-complex="10pt"/>
    </style:style>
    <style:style style:name="T31" style:family="text">
      <style:text-properties style:font-name="Liberation Sans" fo:font-size="10pt" officeooo:rsid="00477cc0" style:font-size-asian="10pt" style:font-size-complex="10pt"/>
    </style:style>
    <style:style style:name="T32" style:family="text">
      <style:text-properties style:font-name="Liberation Sans" fo:font-size="10pt" officeooo:rsid="004625fd" style:font-size-asian="10pt" style:font-size-complex="10pt"/>
    </style:style>
    <style:style style:name="T33" style:family="text">
      <style:text-properties style:font-name="Liberation Sans" fo:font-size="10pt" style:font-name-asian="Arial Unicode MS" style:font-size-asian="10pt" style:font-name-complex="Arial Unicode MS" style:font-size-complex="10pt"/>
    </style:style>
    <style:style style:name="T34" style:family="text">
      <style:text-properties style:font-name="Liberation Sans" fo:font-size="10pt" fo:font-weight="bold" officeooo:rsid="0024dad4" style:font-name-asian="Arial Unicode MS" style:font-size-asian="10pt" style:font-weight-asian="bold" style:font-name-complex="Arial Unicode MS" style:font-size-complex="10pt" style:font-weight-complex="bold"/>
    </style:style>
    <style:style style:name="T35" style:family="text">
      <style:text-properties style:font-name="Liberation Sans" fo:font-size="10pt" fo:font-style="italic" officeooo:rsid="0008d4e7" style:font-size-asian="10pt" style:font-style-asian="italic" style:font-size-complex="10pt" style:font-style-complex="italic"/>
    </style:style>
    <style:style style:name="T36" style:family="text">
      <style:text-properties style:font-name="Liberation Sans" officeooo:rsid="00184c85"/>
    </style:style>
    <style:style style:name="T37" style:family="text">
      <style:text-properties style:font-name="Liberation Sans" officeooo:rsid="001ea143"/>
    </style:style>
    <style:style style:name="T38" style:family="text">
      <style:text-properties style:font-name="Liberation Sans" fo:font-weight="bold" style:font-weight-asian="bold" style:font-weight-complex="bold"/>
    </style:style>
    <style:style style:name="T39" style:family="text">
      <style:text-properties style:font-name="Liberation Sans" fo:font-weight="bold" officeooo:rsid="0019442f" style:font-weight-asian="bold" style:font-weight-complex="bold"/>
    </style:style>
    <style:style style:name="T40" style:family="text">
      <style:text-properties style:font-name="Liberation Sans" fo:font-weight="bold" officeooo:rsid="002984f4" style:font-weight-asian="bold" style:font-weight-complex="bold"/>
    </style:style>
    <style:style style:name="T41" style:family="text">
      <style:text-properties style:font-name="Liberation Sans" fo:font-weight="bold" officeooo:rsid="0050ea29" style:font-weight-asian="bold" style:font-weight-complex="bold"/>
    </style:style>
    <style:style style:name="T42" style:family="text">
      <style:text-properties style:font-name="Liberation Sans" fo:font-weight="bold" officeooo:rsid="0066a950" style:font-weight-asian="bold" style:font-weight-complex="bold"/>
    </style:style>
    <style:style style:name="T43" style:family="text">
      <style:text-properties style:font-name="Liberation Sans" fo:font-style="italic" style:font-style-asian="italic" style:font-style-complex="italic"/>
    </style:style>
    <style:style style:name="T44" style:family="text">
      <style:text-properties style:font-name="Liberation Sans" fo:font-style="italic" officeooo:rsid="00390a04" style:font-style-asian="italic" style:font-style-complex="italic"/>
    </style:style>
    <style:style style:name="T45" style:family="text">
      <style:text-properties style:font-name="Liberation Sans" fo:font-size="12pt" style:font-size-asian="12pt" style:font-size-complex="12pt"/>
    </style:style>
    <style:style style:name="T46" style:family="text">
      <style:text-properties style:font-name="Liberation Sans" officeooo:rsid="004d4505"/>
    </style:style>
    <style:style style:name="T47" style:family="text">
      <style:text-properties style:font-name="Liberation Sans" fo:font-weight="normal" officeooo:rsid="0050ea29" style:font-weight-asian="normal" style:font-weight-complex="normal"/>
    </style:style>
    <style:style style:name="T48" style:family="text">
      <style:text-properties style:font-name="Liberation Sans" fo:font-weight="normal" officeooo:rsid="005328c6" style:font-weight-asian="normal" style:font-weight-complex="normal"/>
    </style:style>
    <style:style style:name="T49" style:family="text">
      <style:text-properties style:font-name="Liberation Sans" fo:font-weight="normal" officeooo:rsid="0066bfcd" style:font-weight-asian="normal" style:font-weight-complex="normal"/>
    </style:style>
    <style:style style:name="T50" style:family="text">
      <style:text-properties style:font-name="Liberation Sans" officeooo:rsid="005328c6"/>
    </style:style>
    <style:style style:name="T51" style:family="text">
      <style:text-properties style:font-name="Liberation Sans" officeooo:rsid="0066bfcd"/>
    </style:style>
    <style:style style:name="T52" style:family="text">
      <style:text-properties officeooo:rsid="001982eb"/>
    </style:style>
    <style:style style:name="T53" style:family="text">
      <style:text-properties officeooo:rsid="001acf54"/>
    </style:style>
    <style:style style:name="T54" style:family="text">
      <style:text-properties fo:font-style="normal" style:font-style-asian="normal" style:font-style-complex="normal"/>
    </style:style>
    <style:style style:name="T55" style:family="text">
      <style:text-properties fo:font-style="normal" officeooo:rsid="002fae0c" style:font-style-asian="normal" style:font-style-complex="normal"/>
    </style:style>
    <style:style style:name="T56" style:family="text">
      <style:text-properties officeooo:rsid="001ca336"/>
    </style:style>
    <style:style style:name="T57" style:family="text">
      <style:text-properties officeooo:rsid="001ea143"/>
    </style:style>
    <style:style style:name="T58" style:family="text">
      <style:text-properties officeooo:rsid="0021bb36"/>
    </style:style>
    <style:style style:name="T59" style:family="text">
      <style:text-properties officeooo:rsid="0022adba"/>
    </style:style>
    <style:style style:name="T60" style:family="text">
      <style:text-properties officeooo:rsid="002493f0"/>
    </style:style>
    <style:style style:name="T61" style:family="text">
      <style:text-properties fo:font-variant="normal" fo:text-transform="none" fo:color="#000000" fo:letter-spacing="normal"/>
    </style:style>
    <style:style style:name="T62" style:family="text">
      <style:text-properties fo:font-variant="normal" fo:text-transform="none" fo:color="#000000" fo:letter-spacing="normal" officeooo:rsid="005bb0bc"/>
    </style:style>
    <style:style style:name="T63" style:family="text">
      <style:text-properties fo:font-variant="normal" fo:text-transform="none" fo:color="#000000" fo:letter-spacing="normal" officeooo:rsid="0024dad4"/>
    </style:style>
    <style:style style:name="T64" style:family="text">
      <style:text-properties fo:font-variant="normal" fo:text-transform="none" fo:color="#333333" style:font-name="Liberation Sans" fo:font-size="10pt" fo:letter-spacing="normal" fo:font-style="normal" fo:font-weight="normal" officeooo:rsid="003dbe70" style:font-size-asian="10pt" style:font-size-complex="10pt"/>
    </style:style>
    <style:style style:name="T65" style:family="text">
      <style:text-properties fo:font-variant="normal" fo:text-transform="none" fo:color="#24292e" style:font-name="Liberation Sans" fo:font-size="10pt" fo:letter-spacing="normal" fo:font-style="normal" fo:font-weight="normal" style:font-size-asian="10pt" style:font-size-complex="10pt"/>
    </style:style>
    <style:style style:name="T66" style:family="text">
      <style:text-properties fo:font-variant="normal" fo:text-transform="none" fo:color="#24292e" style:font-name="Liberation Sans" fo:font-size="10pt" fo:letter-spacing="normal" fo:font-style="normal" fo:font-weight="bold" style:font-size-asian="10pt" style:font-size-complex="10pt"/>
    </style:style>
    <style:style style:name="T67" style:family="text">
      <style:text-properties officeooo:rsid="0028a550"/>
    </style:style>
    <style:style style:name="T68" style:family="text">
      <style:text-properties officeooo:rsid="002984f4"/>
    </style:style>
    <style:style style:name="T69" style:family="text">
      <style:text-properties officeooo:rsid="002c0400"/>
    </style:style>
    <style:style style:name="T70" style:family="text">
      <style:text-properties officeooo:rsid="002ca2fc"/>
    </style:style>
    <style:style style:name="T71" style:family="text">
      <style:text-properties officeooo:rsid="002d03f7"/>
    </style:style>
    <style:style style:name="T72" style:family="text">
      <style:text-properties officeooo:rsid="002ec48c"/>
    </style:style>
    <style:style style:name="T73" style:family="text">
      <style:text-properties officeooo:rsid="002fae0c"/>
    </style:style>
    <style:style style:name="T74" style:family="text">
      <style:text-properties officeooo:rsid="002fded3"/>
    </style:style>
    <style:style style:name="T75" style:family="text">
      <style:text-properties officeooo:rsid="0031688a"/>
    </style:style>
    <style:style style:name="T76" style:family="text">
      <style:text-properties officeooo:rsid="003307d7"/>
    </style:style>
    <style:style style:name="T77" style:family="text">
      <style:text-properties officeooo:rsid="00346ea4"/>
    </style:style>
    <style:style style:name="T78" style:family="text">
      <style:text-properties officeooo:rsid="00349506"/>
    </style:style>
    <style:style style:name="T79" style:family="text">
      <style:text-properties officeooo:rsid="0035bebc"/>
    </style:style>
    <style:style style:name="T80" style:family="text">
      <style:text-properties officeooo:rsid="00390a04"/>
    </style:style>
    <style:style style:name="T81" style:family="text">
      <style:text-properties officeooo:rsid="0039863a"/>
    </style:style>
    <style:style style:name="T82" style:family="text">
      <style:text-properties officeooo:rsid="003a4824"/>
    </style:style>
    <style:style style:name="T83" style:family="text">
      <style:text-properties officeooo:rsid="003a5ab5"/>
    </style:style>
    <style:style style:name="T84" style:family="text">
      <style:text-properties officeooo:rsid="003dbe70"/>
    </style:style>
    <style:style style:name="T85" style:family="text">
      <style:text-properties officeooo:rsid="0041fd72"/>
    </style:style>
    <style:style style:name="T86" style:family="text">
      <style:text-properties officeooo:rsid="0043bf6f"/>
    </style:style>
    <style:style style:name="T87" style:family="text">
      <style:text-properties officeooo:rsid="004524e4"/>
    </style:style>
    <style:style style:name="T88" style:family="text">
      <style:text-properties officeooo:rsid="004625fd"/>
    </style:style>
    <style:style style:name="T89" style:family="text">
      <style:text-properties fo:font-weight="normal" style:font-weight-asian="normal" style:font-weight-complex="normal"/>
    </style:style>
    <style:style style:name="T90" style:family="text">
      <style:text-properties fo:font-weight="normal" officeooo:rsid="0050ea29" style:font-weight-asian="normal" style:font-weight-complex="normal"/>
    </style:style>
    <style:style style:name="T91" style:family="text">
      <style:text-properties fo:font-weight="normal" officeooo:rsid="005328c6" style:font-weight-asian="normal" style:font-weight-complex="normal"/>
    </style:style>
    <style:style style:name="T92" style:family="text">
      <style:text-properties fo:font-weight="normal" officeooo:rsid="0066a950" style:font-weight-asian="normal" style:font-weight-complex="normal"/>
    </style:style>
    <style:style style:name="T93" style:family="text">
      <style:text-properties fo:font-weight="normal" officeooo:rsid="0066bfcd" style:font-weight-asian="normal" style:font-weight-complex="normal"/>
    </style:style>
    <style:style style:name="T94" style:family="text">
      <style:text-properties officeooo:rsid="00477cc0"/>
    </style:style>
    <style:style style:name="T95" style:family="text">
      <style:text-properties officeooo:rsid="0047cfe7"/>
    </style:style>
    <style:style style:name="T96" style:family="text">
      <style:text-properties officeooo:rsid="0048c13f"/>
    </style:style>
    <style:style style:name="T97" style:family="text">
      <style:text-properties officeooo:rsid="00490958"/>
    </style:style>
    <style:style style:name="T98" style:family="text">
      <style:text-properties officeooo:rsid="0051f14c"/>
    </style:style>
    <style:style style:name="T99" style:family="text">
      <style:text-properties officeooo:rsid="005328c6"/>
    </style:style>
    <style:style style:name="T100" style:family="text">
      <style:text-properties officeooo:rsid="005436c2"/>
    </style:style>
    <style:style style:name="T101" style:family="text">
      <style:text-properties officeooo:rsid="00565479"/>
    </style:style>
    <style:style style:name="T102" style:family="text">
      <style:text-properties officeooo:rsid="0058276b"/>
    </style:style>
    <style:style style:name="T103" style:family="text">
      <style:text-properties officeooo:rsid="005854e8"/>
    </style:style>
    <style:style style:name="T104" style:family="text">
      <style:text-properties officeooo:rsid="005bb0bc"/>
    </style:style>
    <style:style style:name="T105" style:family="text">
      <style:text-properties officeooo:rsid="0064d8da"/>
    </style:style>
    <style:style style:name="T106" style:family="text">
      <style:text-properties officeooo:rsid="0065e8b4"/>
    </style:style>
    <style:style style:name="T107" style:family="text">
      <style:text-properties officeooo:rsid="0066a950"/>
    </style:style>
    <style:style style:name="T108" style:family="text">
      <style:text-properties officeooo:rsid="0066bfcd"/>
    </style:style>
    <style:style style:name="T109" style:family="text">
      <style:text-properties officeooo:rsid="0067e2c9"/>
    </style:style>
    <style:style style:name="Sect1"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5"/>
      <text:p text:style-name="P5"/>
      <text:p text:style-name="P5"/>
      <text:p text:style-name="P5"/>
      <text:p text:style-name="P5"/>
      <text:p text:style-name="P5"/>
      <text:p text:style-name="P5"/>
      <text:p text:style-name="P5"/>
      <text:p text:style-name="P7">wAx</text:p>
      <text:p text:style-name="P7">6502 Assembler</text:p>
      <text:p text:style-name="P2"><text:span text:style-name="T57">For </text:span>Commodore VIC-20</text:p>
      <text:p text:style-name="P2"/>
      <text:p text:style-name="P2">Jason Justian</text:p>
      <text:p text:style-name="P2">Beige Maze VicLab</text:p>
      <text:p text:style-name="P4"><text:span text:style-name="T103">July</text:span> 2020</text:p>
      <text:p text:style-name="P2"/>
      <text:p text:style-name="P2">beigemaze.com/wax</text:p>
      <text:p text:style-name="P2"/>
      <text:p text:style-name="Text_20_body"/>
      <text:p text:style-name="Text_20_body"/>
      <text:p text:style-name="Text_20_body"/>
      <text:p text:style-name="Text_20_body"/>
      <text:p text:style-name="P89"><text:soft-page-break/>wAx Manual</text:p>
      <text:h text:style-name="Heading_20_1" text:outline-level="1">Table of Contents</text:h>
      <text:p text:style-name="TOC">About wAx<text:span text:style-name="T76"><text:tab/>3</text:span></text:p>
      <text:p text:style-name="TOC">6502 <text:span text:style-name="T3">Disa</text:span>ssembler<text:span text:style-name="T67"><text:tab/>4</text:span></text:p>
      <text:p text:style-name="TOC">6502 <text:span text:style-name="T3">Assemble<text:tab/>5</text:span></text:p>
      <text:p text:style-name="TOC"><text:tab/>Comments<text:span text:style-name="T67"><text:tab/>5</text:span></text:p>
      <text:p text:style-name="TOC"><text:tab/>Immediate Mode Operands<text:span text:style-name="T67"><text:tab/>5</text:span></text:p>
      <text:p text:style-name="TOC"><text:tab/>Accumulator Mode Operand<text:span text:style-name="T67"><text:tab/>5</text:span></text:p>
      <text:p text:style-name="TOC"><text:tab/>Entering Data<text:span text:style-name="T67"><text:tab/>6</text:span></text:p>
      <text:p text:style-name="TOC"><text:tab/>The Persistent Counter<text:span text:style-name="T67"><text:tab/>7</text:span></text:p>
      <text:p text:style-name="TOC"><text:tab/>Labels<text:span text:style-name="T67"><text:tab/>8</text:span></text:p>
      <text:p text:style-name="TOC"><text:tab/>Symbol Table Manager<text:span text:style-name="T68"><text:tab/>10</text:span></text:p>
      <text:p text:style-name="TOC"><text:tab/>Multi-Pass Assembly<text:span text:style-name="T68"><text:tab/>12</text:span></text:p>
      <text:p text:style-name="TOC"><text:tab/>Undocumented Instruction Support<text:span text:style-name="T68"><text:tab/>14</text:span></text:p>
      <text:p text:style-name="TOC">Memory Dump<text:span text:style-name="T68"><text:tab/>15</text:span></text:p>
      <text:p text:style-name="TOC">Memory Editor<text:span text:style-name="T68"><text:tab/>16</text:span></text:p>
      <text:p text:style-name="TOC">Register Editor<text:span text:style-name="T68"><text:tab/>18</text:span></text:p>
      <text:p text:style-name="TOC">Subroutine Execution<text:span text:style-name="T68"><text:tab/>19</text:span></text:p>
      <text:p text:style-name="TOC">Breakpoint Manager<text:span text:style-name="T68"><text:tab/>20</text:span></text:p>
      <text:p text:style-name="TOC">Memory Save and Load<text:span text:style-name="T68"><text:tab/>21</text:span></text:p>
      <text:p text:style-name="TOC">Copy and Pattern Fill<text:span text:style-name="T68"><text:tab/>22</text:span></text:p>
      <text:p text:style-name="TOC">Search<text:span text:style-name="T68"><text:tab/>23</text:span></text:p>
      <text:p text:style-name="TOC">Assertion Tester<text:span text:style-name="T68"><text:tab/>24</text:span></text:p>
      <text:p text:style-name="TOC"><text:span text:style-name="T78">Hex/Base-10</text:span> Conver<text:span text:style-name="T78">ters<text:tab/>25</text:span></text:p>
      <text:p text:style-name="TOC">Change BASIC Stage<text:span text:style-name="T68"><text:tab/>26</text:span></text:p>
      <text:p text:style-name="P92">User Tool<text:tab/>2<text:span text:style-name="T107">7</text:span></text:p>
      <text:p text:style-name="P93"><text:tab/>The wAx API<text:tab/><text:span text:style-name="T100">28</text:span></text:p>
      <text:p text:style-name="TOC">Appendix A: wAx Error Messages<text:span text:style-name="T68"><text:tab/>31</text:span></text:p>
      <text:p text:style-name="TOC">Appendix B: wAx Memory Usage<text:span text:style-name="T68"><text:tab/>33</text:span></text:p>
      <text:p text:style-name="TOC">Appendix <text:span text:style-name="T68">C</text:span>: 6502 "Illegal" Instruction Support<text:span text:style-name="T68"><text:tab/>34</text:span></text:p>
      <text:p text:style-name="TOC">Appendix D: wAx License (Including this Document)<text:tab/><text:span text:style-name="T83">36</text:span></text:p>
      <text:p text:style-name="TOC">Appendix <text:span text:style-name="T71">E:</text:span> Quick Reference<text:span text:style-name="T68"><text:tab/>37</text:span></text:p>
      <text:p text:style-name="Text_20_body"/>
      <text:h text:style-name="P106" text:outline-level="1">About wAx</text:h>
      <text:p text:style-name="P85">With your VIC-20 turned off, plug in the wAx cartridge. <text:span text:style-name="T85"><text:tab/></text:span></text:p>
      <text:p text:style-name="P85"><text:span text:style-name="T85">T</text:span>urn on your VIC-20. At the READY prompt, enter<text:span text:style-name="T3"> </text:span><text:span text:style-name="T4">SYS 2</text:span><text:span text:style-name="T5">4576</text:span><text:span text:style-name="T9"><text:tab/></text:span></text:p>
      <text:p text:style-name="P6"/>
      <text:p text:style-name="P23">wAx is a machine language monitor for the Commodore VIC-20. wAx runs as a BASIC extension. This means that wAx's commands, including assembly, can be executed from BASIC's direct mode, or seamlessly within BASIC programs.</text:p>
      <text:p text:style-name="P23"/>
      <text:p text:style-name="P23">wAx has most of the usual monitor tools like assembly, disassembly, hex and text data entry, breakpoint management, search, copy and fill, memory load and save, that kind of thing.</text:p>
      <text:p text:style-name="P23"/>
      <text:p text:style-name="P23">But it also has features that are unique or uncommon in native assemblers. wAx is a "somewhat symbolic assembler," bringing labels and forward references, multi-pass assembly capability, and code relocation. It offers optional built-in support of an extended instruction set in the form of 6502 "illegal" opcodes. It provides for code unit testing with an assertion tester and staging environment selection for multiple BASIC programs in memory.<text:span text:style-name="T100"> It provides a user tool vector and a documented API for development and integration of custom monitor tools.</text:span></text:p>
      <text:p text:style-name="P23"/>
      <text:p text:style-name="P35">wAx is an open-source <text:span text:style-name="T71">project</text:span>, released under the M.I.T. license. It is designed to be the <text:span text:style-name="T72">finest</text:span> native assembler for the VIC-20 that no-money can buy. I hope you enjoy it.</text:p>
      <text:p text:style-name="P35"/>
      <text:p text:style-name="P36"><text:span text:style-name="T85">Be Excellent To Each Other</text:span>,</text:p>
      <text:p text:style-name="P36"/>
      <text:p text:style-name="P39"/>
      <text:p text:style-name="P36"/>
      <text:p text:style-name="P36">Jason Justian</text:p>
      <text:p text:style-name="P36">Chysn @ Beige Maze</text:p>
      <text:p text:style-name="Text_20_body"/>
      <text:p text:style-name="Text_20_body"/>
      <text:p text:style-name="Text_20_body"/>
      <text:h text:style-name="P106" text:outline-level="1">6502 Disassembler</text:h>
      <text:p text:style-name="P24">To disassemble instructions, enter</text:p>
      <text:p text:style-name="P24"/>
      <text:p text:style-name="Code">.[addr]<text:span text:style-name="T96"><text:tab/><text:tab/><text:tab/><text:tab/><text:tab/><text:tab/><text:tab/><text:tab/><text:tab/></text:span></text:p>
      <text:p text:style-name="P40"/>
      <text:p text:style-name="P24">where <text:span text:style-name="T13">addr</text:span> is a valid 16-bit hexadecimal address. If <text:span text:style-name="T13">addr</text:span> is not provided, wAx will disassemble from the persistent counter address.</text:p>
      <text:p text:style-name="P24"/>
      <text:p text:style-name="P24">wAx will disassemble 16 lines of instructions starting at the specified address. You can display more by pressing <text:span text:style-name="T19">RETURN</text:span>.</text:p>
      <text:p text:style-name="P24"/>
      <text:p text:style-name="P24">If you hold down <text:span text:style-name="T19">SHIFT</text:span> while the disassembly is listing, the disassembly will continue to run until you release <text:span text:style-name="T19">SHIFT</text:span> (or disengage <text:span text:style-name="T19">SHIFT</text:span> <text:span text:style-name="T19">LOCK</text:span>).</text:p>
      <text:p text:style-name="P24"/>
      <text:p text:style-name="P24">The listing will immediately stop if you press the <text:span text:style-name="T19">STOP</text:span> key.</text:p>
      <text:p text:style-name="P24"/>
      <text:p text:style-name="P37">You may cursor up to a disassembled instruction and make changes to it, and press <text:span text:style-name="T73">RETURN</text:span>. wAx will enter the assembler after this.</text:p>
      <text:h text:style-name="Heading_20_2" text:outline-level="2">"Illegal" Opcode Support</text:h>
      <text:p text:style-name="P3">To view disassembly with 6502 "illegal" instructions, use</text:p>
      <text:p text:style-name="P25"/>
      <text:p text:style-name="Code">,[addr]<text:span text:style-name="T53"><text:tab/><text:tab/><text:tab/><text:tab/><text:tab/><text:tab/><text:tab/><text:tab/><text:tab/></text:span></text:p>
      <text:p text:style-name="P25"/>
      <text:p text:style-name="P25">where <text:span text:style-name="T14">a</text:span><text:span text:style-name="T13">ddr</text:span> is a 16-bit hexadecimal address. Other than the display of undocumented instructions, the <text:span text:style-name="T19">, </text:span>tool behaves exactly like the<text:span text:style-name="T19"> . tool.</text:span></text:p>
      <text:p text:style-name="P25"/>
      <text:p text:style-name="P29">Appendix <text:span text:style-name="T70">C</text:span> details the undocumented opcodes and mnemonics supported by wAx.</text:p>
      <text:p text:style-name="Text_20_body"/>
      <text:p text:style-name="Text_20_body"/>
      <text:p text:style-name="Text_20_body"/>
      <text:h text:style-name="P106" text:outline-level="1">6502 Assembler</text:h>
      <text:p text:style-name="P26">To assemble instructions, enter</text:p>
      <text:p text:style-name="P26"/>
      <text:p text:style-name="Code">@addr mne [operand]<text:span text:style-name="T102"> [;comment]<text:tab/><text:tab/><text:tab/><text:tab/><text:tab/></text:span></text:p>
      <text:p text:style-name="P41"/>
      <text:p text:style-name="P26">where <text:span text:style-name="T13">addr</text:span> is a valid 16-bit hexadecimal address, <text:span text:style-name="T13">mne</text:span> is a 6502 mnemonic, <text:s/><text:span text:style-name="T13">operand</text:span> is a valid operand<text:span text:style-name="T102">, and </text:span><text:span text:style-name="T18">comment</text:span><text:span text:style-name="T102"> is an optional code comment.</text:span></text:p>
      <text:p text:style-name="P26"/>
      <text:p text:style-name="P26">wAx will assemble the instruction at the specified address. If the instruction was entered in direct mode, wAx will provide a prompt for the next address after the instruction. You may enter another instruction, or press RETURN.</text:p>
      <text:h text:style-name="Heading_20_2" text:outline-level="2">Comments</text:h>
      <text:p text:style-name="P26">wAx stops parsing text after a semicolon, so everything after a semicolon is <text:span text:style-name="T73">ignored as </text:span>a comment. </text:p>
      <text:p text:style-name="P26"/>
      <text:p text:style-name="Code">@1800 AND #$01 ; MASK BIT 0<text:span text:style-name="T53"><text:tab/><text:tab/><text:tab/><text:tab/><text:tab/><text:tab/></text:span></text:p>
      <text:h text:style-name="Heading_20_2" text:outline-level="2">Immediate Mode Operands</text:h>
      <text:p text:style-name="P26">wAx supports several types of operands for immediate mode instructions (e.g., LDA #)<text:span text:style-name="T73">:</text:span></text:p>
      <text:p text:style-name="P26"/>
      <text:p text:style-name="Code">@1800 LDA #$0C <text:s text:c="7"/>; HEX BYTE<text:span text:style-name="T53"><text:tab/><text:tab/><text:tab/><text:tab/><text:tab/></text:span></text:p>
      <text:p text:style-name="Code">@1802 LDY #"J" <text:s text:c="7"/>; PETSCII CHARACTER<text:span text:style-name="T53"><text:tab/><text:tab/><text:tab/><text:tab/></text:span></text:p>
      <text:p text:style-name="Code">@1804 AND #%11110000 <text:s/>; BINARY BYTE<text:span text:style-name="T53"><text:tab/><text:tab/><text:tab/><text:tab/><text:tab/></text:span></text:p>
      <text:p text:style-name="Code">@1806 CMP #250 <text:s text:c="7"/>; BASE-10 BYTE<text:span text:style-name="T53"><text:tab/><text:tab/><text:tab/><text:tab/></text:span></text:p>
      <text:h text:style-name="Heading_20_2" text:outline-level="2">Accumulator Mode Operand</text:h>
      <text:p text:style-name="P26">wAx supports both explicit and implicit syntax for accumulator mode instructions (ROR, ROL, LSR, ASL):</text:p>
      <text:p text:style-name="P26"/>
      <text:p text:style-name="Code">@1800 ROR A <text:s/>; TAKE YOUR<text:span text:style-name="T53"><text:tab/><text:tab/><text:tab/><text:tab/><text:tab/><text:tab/></text:span></text:p>
      <text:p text:style-name="Code">@1802 ROR <text:s text:c="3"/>; PICK!<text:span text:style-name="T53"><text:tab/><text:tab/><text:tab/><text:tab/><text:tab/><text:tab/><text:tab/></text:span></text:p>
      <text:h text:style-name="P106" text:outline-level="1">Entering Data</text:h>
      <text:p text:style-name="P41">For additional details, see <text:span text:style-name="T54">Memory Edito</text:span><text:span text:style-name="T55">r</text:span><text:span text:style-name="T73">, p.16.</text:span></text:p>
      <text:p text:style-name="P41"/>
      <text:p text:style-name="P26">In addition to 6502 code, you may also enter program data with the @ tool. The following formats are supported:</text:p>
      <text:h text:style-name="Heading_20_2" text:outline-level="2">Text</text:h>
      <text:p text:style-name="P26">You may enter quoted text of up to 16 characters:</text:p>
      <text:p text:style-name="P26"/>
      <text:p text:style-name="Code">@1800 "YOUR TEXT HERE"<text:span text:style-name="T53"><text:tab/><text:tab/><text:tab/><text:tab/><text:tab/><text:tab/><text:tab/></text:span></text:p>
      <text:p text:style-name="Code"/>
      <text:h text:style-name="Heading_20_2" text:outline-level="2">Hex Bytes</text:h>
      <text:p text:style-name="P26">You may enter up to four bytes (in direct mode) or up to eight bytes (in a BASIC program) using a colon:</text:p>
      <text:p text:style-name="P26"/>
      <text:p text:style-name="Code">@1800 :1A 2B 3C 4D<text:span text:style-name="T53"><text:tab/><text:tab/><text:tab/><text:tab/><text:tab/><text:tab/><text:tab/></text:span></text:p>
      <text:p text:style-name="Code"/>
      <text:h text:style-name="Heading_20_2" text:outline-level="2">Binary Bytes</text:h>
      <text:p text:style-name="P26">You may enter one binary byte (eight bits) using a percent sign:</text:p>
      <text:p text:style-name="P26"/>
      <text:p text:style-name="Code">@1800 %00110001<text:span text:style-name="T53"><text:tab/><text:tab/><text:tab/><text:tab/><text:tab/><text:tab/><text:tab/><text:tab/></text:span></text:p>
      <text:p text:style-name="Code"/>
      <text:p text:style-name="Text_20_body"/>
      <text:p text:style-name="Text_20_body"/>
      <text:p text:style-name="Text_20_body"/>
      <text:h text:style-name="P106" text:outline-level="1">The Persistent Counter</text:h>
      <text:p text:style-name="P26">wAx keeps track of the address <text:span text:style-name="T13">after</text:span><text:span text:style-name="T52"> </text:span>the last-assembled instruction. This address can be inserted into your code with the asterisk (*). This is especially useful when using BASIC programs for assembly. So instead of writing this:</text:p>
      <text:p text:style-name="P26"/>
      <text:p text:style-name="Code">10 @1800 LDA #"J"<text:span text:style-name="T53"><text:tab/><text:tab/><text:tab/><text:tab/><text:tab/><text:tab/><text:tab/><text:tab/></text:span></text:p>
      <text:p text:style-name="Code">20 @1802 JSR $FFD2<text:span text:style-name="T53"><text:tab/><text:tab/><text:tab/><text:tab/><text:tab/><text:tab/><text:tab/></text:span></text:p>
      <text:p text:style-name="Code">30 @1805 BRK<text:span text:style-name="T53"><text:tab/><text:tab/><text:tab/><text:tab/><text:tab/><text:tab/><text:tab/><text:tab/></text:span></text:p>
      <text:p text:style-name="Code"/>
      <text:p text:style-name="P26">you can write this:</text:p>
      <text:p text:style-name="P26"/>
      <text:p text:style-name="Code">10 @1800 LDA #"J"<text:span text:style-name="T53"><text:tab/><text:tab/><text:tab/><text:tab/><text:tab/><text:tab/><text:tab/><text:tab/></text:span></text:p>
      <text:p text:style-name="Code">20 @* <text:s text:c="3"/>JSR $FFD2<text:span text:style-name="T53"><text:tab/><text:tab/><text:tab/><text:tab/><text:tab/><text:tab/><text:tab/></text:span></text:p>
      <text:p text:style-name="Code">30 @* <text:s text:c="3"/>BRK<text:span text:style-name="T53"><text:tab/><text:tab/><text:tab/><text:tab/><text:tab/><text:tab/><text:tab/><text:tab/></text:span></text:p>
      <text:p text:style-name="Code"/>
      <text:p text:style-name="P26">This allows you to relocate the code by changing its address on the first line.</text:p>
      <text:p text:style-name="P26"/>
      <text:p text:style-name="P26">You may set the address of the persistent counter by using the * tool:</text:p>
      <text:p text:style-name="P26"/>
      <text:p text:style-name="Code"><text:s/>5 *180<text:span text:style-name="T53">0<text:tab/><text:tab/><text:tab/><text:tab/><text:tab/><text:tab/><text:tab/><text:tab/><text:tab/></text:span></text:p>
      <text:p text:style-name="Code">10 @* <text:s text:c="3"/>LDA #"J"<text:span text:style-name="T53"><text:tab/><text:tab/><text:tab/><text:tab/><text:tab/><text:tab/><text:tab/><text:tab/></text:span></text:p>
      <text:p text:style-name="Code">20 @* <text:s text:c="3"/>JSR $FFD2<text:span text:style-name="T53"><text:tab/><text:tab/><text:tab/><text:tab/><text:tab/><text:tab/><text:tab/></text:span></text:p>
      <text:p text:style-name="Code">30 @* <text:s text:c="3"/>BRK<text:span text:style-name="T53"><text:tab/><text:tab/><text:tab/><text:tab/><text:tab/><text:tab/><text:tab/><text:tab/></text:span></text:p>
      <text:p text:style-name="Code"/>
      <text:p text:style-name="P26">An * is replaced with the persistent counter address in wAx commands, except for within the * tool itself, and within quoted strings. If, for some reason, you use it as an operand, remember to use $:</text:p>
      <text:p text:style-name="P28"/>
      <text:p text:style-name="Code">@1800 JSR $CB1E<text:span text:style-name="T53"><text:tab/><text:tab/><text:tab/><text:tab/><text:tab/><text:tab/><text:tab/><text:tab/></text:span></text:p>
      <text:p text:style-name="Code">@1803 JMP $*<text:span text:style-name="T53"><text:tab/><text:tab/><text:tab/><text:tab/><text:tab/><text:tab/><text:tab/><text:tab/></text:span></text:p>
      <text:p text:style-name="Text_20_body"/>
      <text:p text:style-name="Text_20_body"/>
      <text:h text:style-name="P103" text:outline-level="1"/>
      <text:h text:style-name="P106" text:outline-level="1">Labels</text:h>
      <text:p text:style-name="P38">wAx is a "somewhat symbolic assembler." Addresses can be represented as single-character labels prefixed with the minus sign. <text:span text:style-name="T13">A label name may be a digit (0-9) or letter (A-Z). There is also one special label -@</text:span><text:span text:style-name="T15"> (see below).</text:span></text:p>
      <text:p text:style-name="P38"/>
      <text:p text:style-name="Code">10 @1800 LDA #"J"<text:span text:style-name="T53"><text:tab/><text:tab/><text:tab/><text:tab/><text:tab/><text:tab/><text:tab/><text:tab/></text:span></text:p>
      <text:p text:style-name="Code">20 @* <text:s text:c="3"/>LDY #22<text:span text:style-name="T53"><text:tab/><text:tab/><text:tab/><text:tab/><text:tab/><text:tab/><text:tab/><text:tab/></text:span></text:p>
      <text:p text:style-name="Code">30 @* <text:span text:style-name="T4">-P</text:span> JSR $FFD2<text:span text:style-name="T53"><text:tab/><text:tab/><text:tab/><text:tab/><text:tab/><text:tab/><text:tab/></text:span></text:p>
      <text:p text:style-name="Code">40 @* <text:s text:c="3"/>DEY<text:span text:style-name="T53"><text:tab/><text:tab/><text:tab/><text:tab/><text:tab/><text:tab/><text:tab/><text:tab/></text:span></text:p>
      <text:p text:style-name="Code">50 @* <text:s text:c="3"/>BNE <text:span text:style-name="T4">-P</text:span><text:span text:style-name="T6"><text:tab/></text:span><text:span text:style-name="T53"><text:tab/><text:tab/><text:tab/><text:tab/><text:tab/><text:tab/><text:tab/></text:span></text:p>
      <text:p text:style-name="Code">60 @* <text:s text:c="3"/>RTS<text:span text:style-name="T53"><text:tab/><text:tab/><text:tab/><text:tab/><text:tab/><text:tab/><text:tab/><text:tab/></text:span></text:p>
      <text:p text:style-name="Code"/>
      <text:p text:style-name="P38">Labels can be used before they are assigned to an address (called a "forward reference"), like this:</text:p>
      <text:p text:style-name="P38"/>
      <text:p text:style-name="Code">100 @* <text:s text:c="3"/>LDA $912D<text:span text:style-name="T53"><text:tab/><text:tab/><text:tab/><text:tab/><text:tab/><text:tab/><text:tab/></text:span></text:p>
      <text:p text:style-name="Code">110 @* <text:s text:c="3"/>AND #%01000000<text:span text:style-name="T53"><text:tab/><text:tab/><text:tab/><text:tab/><text:tab/><text:tab/></text:span></text:p>
      <text:p text:style-name="Code">120 @* <text:s text:c="3"/>BEQ <text:span text:style-name="T4">-2</text:span><text:span text:style-name="T6"><text:tab/></text:span><text:span text:style-name="T53"><text:tab/><text:tab/><text:tab/><text:tab/><text:tab/><text:tab/><text:tab/></text:span></text:p>
      <text:p text:style-name="Code">130 @* <text:s text:c="3"/>JMP $EABF<text:span text:style-name="T53"><text:tab/><text:tab/><text:tab/><text:tab/><text:tab/><text:tab/><text:tab/></text:span></text:p>
      <text:p text:style-name="Code">140 @* <text:span text:style-name="T4">-2 </text:span>LDY $FA<text:span text:style-name="T53"><text:tab/><text:tab/><text:tab/><text:tab/><text:tab/><text:tab/><text:tab/><text:tab/></text:span></text:p>
      <text:p text:style-name="Code">150 @; <text:s text:c="3"/>etc...<text:span text:style-name="T53"><text:tab/><text:tab/><text:tab/><text:tab/><text:tab/><text:tab/><text:tab/><text:tab/></text:span></text:p>
      <text:h text:style-name="Heading_20_2" text:outline-level="2">High and Low Bytes</text:h>
      <text:p text:style-name="P38">For instructions that require one-byte operands (immediate, zeropage, and X/Y indirect instructions), you may specify the high or low byte of a symbol's value by placing L or H immediately after its label (with no space):</text:p>
      <text:p text:style-name="P38"/>
      <text:p text:style-name="Code"><text:span text:style-name="T53"><text:s/></text:span>10 @900F -C ; SCREEN AND BORDER COLOR<text:span text:style-name="T53"><text:tab/><text:tab/><text:tab/><text:tab/></text:span></text:p>
      <text:p text:style-name="Code">100 *A000<text:span text:style-name="T53"><text:tab/><text:tab/><text:tab/><text:tab/><text:tab/><text:tab/><text:tab/><text:tab/><text:tab/></text:span></text:p>
      <text:p text:style-name="P84">105 @* <text:s text:c="4"/>SEI<text:span text:style-name="T53"><text:tab/><text:tab/><text:tab/><text:tab/><text:tab/><text:tab/><text:tab/><text:tab/></text:span></text:p>
      <text:p text:style-name="P84">110 @* <text:s text:c="4"/>LDA #<text:span text:style-name="T4">-IL </text:span><text:s/>; LOW BYTE OF IRQ HANDLER<text:span text:style-name="T53"><text:tab/><text:tab/><text:tab/></text:span></text:p>
      <text:p text:style-name="P82">115 @* <text:s text:c="4"/>STA $0314<text:span text:style-name="T53"><text:tab/><text:tab/><text:tab/><text:tab/><text:tab/><text:tab/><text:tab/></text:span></text:p>
      <text:p text:style-name="Code">120 @* <text:s text:c="4"/>LDA #<text:span text:style-name="T4">-IH</text:span> <text:s/>; HIGH BYTE OF IRQ HANDLER<text:span text:style-name="T53"><text:tab/><text:tab/><text:tab/></text:span></text:p>
      <text:p text:style-name="Code">125 @* <text:s text:c="4"/>STA $0315<text:span text:style-name="T53"><text:tab/><text:tab/><text:tab/><text:tab/><text:tab/><text:tab/><text:tab/></text:span></text:p>
      <text:p text:style-name="Code">130 @* <text:s text:c="4"/>CLI<text:span text:style-name="T53"><text:tab/><text:tab/><text:tab/><text:tab/><text:tab/><text:tab/><text:tab/><text:tab/></text:span></text:p>
      <text:p text:style-name="P16"><text:span text:style-name="T44"><text:tab/><text:tab/></text:span><text:span text:style-name="T43">continued...</text:span></text:p>
      <text:p text:style-name="Code"><text:soft-page-break/>140 @* <text:s text:c="4"/>RTS<text:span text:style-name="T53"><text:tab/><text:tab/><text:tab/><text:tab/><text:tab/><text:tab/><text:tab/><text:tab/></text:span></text:p>
      <text:p text:style-name="Code">145 @* -I<text:span text:style-name="T53"><text:tab/><text:tab/><text:tab/><text:tab/><text:tab/><text:tab/><text:tab/><text:tab/><text:tab/></text:span></text:p>
      <text:p text:style-name="Code">150 @* <text:s text:c="4"/>INC -C<text:span text:style-name="T53"><text:tab/><text:tab/><text:tab/><text:tab/><text:tab/><text:tab/><text:tab/><text:tab/></text:span></text:p>
      <text:p text:style-name="Code">155 @* <text:s text:c="4"/>JMP $EABF<text:span text:style-name="T53"><text:tab/><text:tab/><text:tab/><text:tab/><text:tab/><text:tab/><text:tab/></text:span></text:p>
      <text:p text:style-name="Code"/>
      <text:p text:style-name="P42">A label may be placed alone on a line, or with an instruction (or data) immediately after it on the same line.</text:p>
      <text:h text:style-name="Heading_20_2" text:outline-level="2">Redefinition</text:h>
      <text:p text:style-name="P38">wAx allows symbol redefinition without restriction. If a symbol is defined when its label is used as an operand, the operand will always be the symbol's value <text:span text:style-name="T13">at the time the label is used</text:span>. Since developers may lose track of multiple definitions, redefinition is discouraged. If you need a useful convention for local loops, see the special label -@, described in the next section.</text:p>
      <text:h text:style-name="Heading_20_2" text:outline-level="2">Special Label -@</text:h>
      <text:p text:style-name="P38">You may use -@ for anything you can use labels for; but it is designed to be a local looping label. -@ can be re-defined and re-used throughout your program as needed, to take the pressure off of symbol table entries:</text:p>
      <text:p text:style-name="P38"/>
      <text:p text:style-name="P82">15 @<text:span text:style-name="T80">1800 </text:span>LDY #11<text:span text:style-name="T53"><text:tab/><text:tab/><text:tab/><text:tab/><text:tab/><text:tab/><text:tab/><text:tab/></text:span></text:p>
      <text:p text:style-name="P82">20 @* <text:span text:style-name="T4">-@</text:span> LDA -D,Y<text:span text:style-name="T53"><text:tab/><text:tab/><text:tab/><text:tab/><text:tab/><text:tab/><text:tab/><text:tab/></text:span></text:p>
      <text:p text:style-name="Code">25 @* <text:s text:c="3"/>JSR <text:span text:style-name="T80">$FFD2<text:tab/><text:tab/><text:tab/><text:tab/><text:tab/><text:tab/><text:tab/></text:span></text:p>
      <text:p text:style-name="Code">30 @* <text:s text:c="3"/>DEY<text:span text:style-name="T53"><text:tab/><text:tab/><text:tab/><text:tab/><text:tab/><text:tab/><text:tab/><text:tab/></text:span></text:p>
      <text:p text:style-name="Code">35 @* <text:s text:c="3"/>BNE <text:span text:style-name="T4">-@</text:span><text:span text:style-name="T53"><text:tab/><text:tab/><text:tab/><text:tab/><text:tab/><text:tab/><text:tab/><text:tab/></text:span></text:p>
      <text:p text:style-name="Code">40 @* <text:s text:c="3"/>RTS<text:span text:style-name="T53"><text:tab/><text:tab/><text:tab/><text:tab/><text:tab/><text:tab/><text:tab/><text:tab/></text:span></text:p>
      <text:p text:style-name="Code">50 @* -D "HELLO WORLD"<text:span text:style-name="T53"><text:tab/><text:tab/><text:tab/><text:tab/><text:tab/><text:tab/><text:tab/></text:span></text:p>
      <text:p text:style-name="P38"/>
      <text:p text:style-name="P73"><text:span text:style-name="T22">T</text:span><text:span text:style-name="T21">he special label's definition can be cleared during assembly by using the -&gt; label. This allows -@ to be used as a forward reference multiple times:</text:span></text:p>
      <text:p text:style-name="P38"/>
      <text:p text:style-name="Code">@* <text:s text:c="3"/>BCC <text:span text:style-name="T4">-&gt;</text:span> ; BRANCH TO THE NEXT -@<text:span text:style-name="T53"><text:tab/><text:tab/><text:tab/><text:tab/></text:span></text:p>
      <text:p text:style-name="Code">@* <text:s text:c="3"/>BRK<text:span text:style-name="T53"><text:tab/><text:tab/><text:tab/><text:tab/><text:tab/><text:tab/><text:tab/><text:tab/><text:tab/></text:span></text:p>
      <text:p text:style-name="Code">@* <text:span text:style-name="T4">-@</text:span> BEQ <text:span text:style-name="T4">-&gt;</text:span> ; BRANCH TO THE NEXT -@<text:span text:style-name="T53"><text:tab/><text:tab/><text:tab/><text:tab/></text:span></text:p>
      <text:p text:style-name="Code">@* <text:s text:c="3"/>BRK<text:span text:style-name="T53"><text:tab/><text:tab/><text:tab/><text:tab/><text:tab/><text:tab/><text:tab/><text:tab/><text:tab/></text:span></text:p>
      <text:p text:style-name="Code">@* <text:span text:style-name="T4">-@</text:span> ORA $FB<text:span text:style-name="T53"><text:tab/><text:tab/><text:tab/><text:tab/><text:tab/><text:tab/><text:tab/><text:tab/></text:span></text:p>
      <text:p text:style-name="Code">@; <text:s text:c="3"/><text:span text:style-name="T54">etc..</text:span>.<text:span text:style-name="T53"><text:tab/><text:tab/><text:tab/><text:tab/><text:tab/><text:tab/><text:tab/><text:tab/></text:span></text:p>
      <text:h text:style-name="P106" text:outline-level="1">Symbol Table Manager</text:h>
      <text:p text:style-name="P9">Optionally, wAx maintains a symbol table for use with its somewhat symbolic assembly (see <text:span text:style-name="T13">Labels</text:span><text:span text:style-name="T86">, p. 8</text:span>). The * tool provides a few ways to manage these symbols.</text:p>
      <text:h text:style-name="Heading_20_2" text:outline-level="2">Setting the Persistent Counter</text:h>
      <text:p text:style-name="Code">*addr<text:span text:style-name="T56"><text:tab/><text:tab/><text:tab/><text:tab/><text:tab/><text:tab/><text:tab/><text:tab/><text:tab/><text:tab/></text:span></text:p>
      <text:p text:style-name="Code"/>
      <text:p text:style-name="P9"><text:span text:style-name="T74">P</text:span>rovide a 16-bit hexadecimal address after *<text:span text:style-name="T74"> to</text:span> set <text:span text:style-name="T74">wAx's</text:span> persistent counter to <text:span text:style-name="T74">that</text:span> address. The persistent counter is the next location at which code will be assembled, data will be added, disassembly or memory dump will be displayed, or assertion testing will be performed. All of these tools will also set the persistent counter to the address <text:span text:style-name="T13">after</text:span> the last address they use. The * tool lets you set the persistent counter to any address.</text:p>
      <text:p text:style-name="P9">All of wAx's tools, except the * tool itself, will replace * with the persistent address, so * can be widely used within tools (although some uses, like .*, are redundant).</text:p>
      <text:p text:style-name="P11">The persistent counter is stored in memory locations $0003 and $0004; if you need to access it within a BASIC program, you can do so as PC=PEEK(3)+PEEK(4)*256</text:p>
      <text:h text:style-name="Heading_20_2" text:outline-level="2">Displaying the Symbol Table</text:h>
      <text:p text:style-name="Code">*<text:span text:style-name="T56"><text:tab/><text:tab/><text:tab/><text:tab/><text:tab/><text:tab/><text:tab/><text:tab/><text:tab/><text:tab/></text:span></text:p>
      <text:p text:style-name="Code"/>
      <text:p text:style-name="P9">On a line by itself, * shows the symbol table. It will show you the following information:</text:p>
      <text:list xml:id="list3268702187" text:style-name="L1">
        <text:list-item>
          <text:p text:style-name="P129">Defined labels with the label sigil (-)</text:p>
        </text:list-item>
        <text:list-item>
          <text:p text:style-name="P129">If followed by a hexadecimal number, the symbol's address</text:p>
        </text:list-item>
        <text:list-item>
          <text:p text:style-name="P128">If followed by &gt; and a number, it indicates that the label was used as a forward reference and is still undefined. The number indicates the number of times the <text:soft-page-break/>label was used and, thus, how many forward references will be resolved when the symbol's address is defined.</text:p>
        </text:list-item>
        <text:list-item>
          <text:p text:style-name="P128">The last line of the symbol table shows the current persistent counter address</text:p>
        </text:list-item>
        <text:list-item>
          <text:p text:style-name="P128">If the persistent counter address is followed by a &gt; and a number, it indicates the number of forward references that could not be defined because the number of forward references exceeded 12. This means that your code will probably not function properly. If you're entering code in direct mode, you'll be notified of this condition immediately with a ?SYMBOL ERROR. If this condition occurs within a BASIC program, it can be addressed with a second pass (see <text:span text:style-name="T13">Multi-Pass Assembly</text:span><text:span text:style-name="T86">, p. 12</text:span>).</text:p>
        </text:list-item>
      </text:list>
      <text:h text:style-name="Heading_20_2" text:outline-level="2">Clearing the Symbol Table</text:h>
      <text:p text:style-name="Code">*-<text:span text:style-name="T56"><text:tab/><text:tab/><text:tab/><text:tab/><text:tab/><text:tab/><text:tab/><text:tab/><text:tab/><text:tab/></text:span></text:p>
      <text:p text:style-name="Code"/>
      <text:p text:style-name="P9">This clears the symbol table by writing $00 to all symbol table memory. This should be done at the start of a BASIC program that uses several labels.</text:p>
      <text:p text:style-name="P10">The wAx symbol table is stored between $02a2 and $02ff. This memory is not addressed at all by wAx unless you use the somewhat symbolic features. The persistent counter is stored at locations $0003 and $0004, and can be used without affecting the symbol table area.</text:p>
      <text:p text:style-name="Text_20_body"/>
      <text:p text:style-name="Text_20_body"/>
      <text:p text:style-name="Text_20_body"/>
      <text:p text:style-name="Text_20_body"/>
      <text:h text:style-name="P104" text:outline-level="1"/>
      <text:h text:style-name="P107" text:outline-level="1">Multi-Pass Assembly</text:h>
      <text:h text:style-name="Heading_20_2" text:outline-level="2">Symbol Table Limits</text:h>
      <text:p text:style-name="P50">wAx stores the symbol table between $02a2 and $02ff. Each label takes three bytes, and each forward reference record takes three bytes. One additional byte is used to count the number of unresolved forward references since the last persistent counter set using the * tool. Based on this storage configuration, the symbol table limits are as follows:</text:p>
      <text:p text:style-name="P50"/>
      <text:list xml:id="list146596588" text:style-name="L2">
        <text:list-item>
          <text:p text:style-name="P94">18 user-defined labels</text:p>
        </text:list-item>
        <text:list-item>
          <text:p text:style-name="P94">1 special label (-@)</text:p>
        </text:list-item>
        <text:list-item>
          <text:p text:style-name="P94">12 unresolved forward reference records</text:p>
        </text:list-item>
      </text:list>
      <text:h text:style-name="Heading_20_2" text:outline-level="2">Symbol Behavior</text:h>
      <text:list xml:id="list973236325" text:style-name="L3">
        <text:list-item>
          <text:p text:style-name="P95">The user-defined labels stay defined until the symbol table is clear.</text:p>
        </text:list-item>
        <text:list-item>
          <text:p text:style-name="P95">The special label can be cleared (for use as a forward reference) with -&gt; as an operand. </text:p>
        </text:list-item>
        <text:list-item>
          <text:p text:style-name="P95"><text:span text:style-name="T56">U</text:span>nresolved forward reference records are de-allocated when the the reference is resolved.</text:p>
        </text:list-item>
      </text:list>
      <text:h text:style-name="Heading_20_2" text:outline-level="2">Handling Forward Reference Overflow</text:h>
      <text:h text:style-name="Heading_20_3" text:outline-level="3">Direct Mode</text:h>
      <text:p text:style-name="P50">It's possible that, during the course of assembly, the forward reference table exceeds the allowed unresolved references. If this happens during direct mode assembly, wAx will throw a ?SYMBOL ERROR. This will alert you that you should examine the symbol table and either</text:p>
      <text:p text:style-name="P50"/>
      <text:p text:style-name="P50"/>
      <text:list xml:id="list1482766622" text:style-name="L4">
        <text:list-item>
          <text:p text:style-name="P96">Resolve one or more forward references</text:p>
        </text:list-item>
        <text:list-item>
          <text:p text:style-name="P96">Clear the symbol table</text:p>
        </text:list-item>
        <text:list-item>
          <text:p text:style-name="P96">Use the special label by changing your operand to -&gt;</text:p>
        </text:list-item>
        <text:list-item>
          <text:p text:style-name="P96">Use a literal address</text:p>
        </text:list-item>
      </text:list>
      <text:p text:style-name="P102"/>
      <text:h text:style-name="P127" text:outline-level="3">Multi-Pass Assembly with BASIC</text:h>
      <text:p text:style-name="P50">When the forward reference table is exceeded in a BASIC program, wAx does not throw an error. Th<text:span text:style-name="T98">e </text:span>program can check for this condition and do a second pass, resulting in successful assembly.</text:p>
      <text:p text:style-name="P50"/>
      <text:p text:style-name="Code">100 *- <text:span text:style-name="T74"><text:tab/><text:tab/></text:span>; CLEAR SYMBOL TABLE<text:span text:style-name="T56"><text:tab/><text:tab/><text:tab/><text:tab/></text:span></text:p>
      <text:p text:style-name="Code">105 *1800<text:span text:style-name="T56"><text:tab/><text:tab/><text:tab/><text:tab/><text:tab/><text:tab/><text:tab/><text:tab/><text:tab/></text:span></text:p>
      <text:p text:style-name="Code">110 @* LDA #-0L <text:span text:style-name="T74"><text:tab/></text:span>; FIRST FORWARD REFERENCE<text:span text:style-name="T56"><text:tab/><text:tab/><text:tab/></text:span></text:p>
      <text:p text:style-name="Code">115 @* LDA #-0H <text:span text:style-name="T74"><text:tab/></text:span>; SECOND<text:span text:style-name="T56"><text:tab/><text:tab/><text:tab/><text:tab/><text:tab/><text:tab/></text:span></text:p>
      <text:p text:style-name="Code">120 @* LDX -1 <text:s text:c="2"/><text:span text:style-name="T74"><text:tab/></text:span>; THIRD...<text:span text:style-name="T56"><text:tab/><text:tab/><text:tab/><text:tab/><text:tab/><text:tab/></text:span></text:p>
      <text:p text:style-name="P78">etc...<text:span text:style-name="T56"><text:tab/><text:tab/><text:tab/><text:tab/><text:tab/><text:tab/><text:tab/><text:tab/><text:tab/></text:span></text:p>
      <text:p text:style-name="Code">199 @* JMP -C <text:s text:c="2"/><text:span text:style-name="T74"><text:tab/></text:span>; THIRTEENTH<text:span text:style-name="T56"><text:tab/><text:tab/><text:tab/><text:tab/><text:tab/></text:span></text:p>
      <text:p text:style-name="Code">200 @* -0 "RESOLVE 1ST&amp;2ND"<text:span text:style-name="T56"><text:tab/><text:tab/><text:tab/><text:tab/><text:tab/><text:tab/></text:span></text:p>
      <text:p text:style-name="Code">201 @* -1 <text:s text:c="6"/><text:span text:style-name="T74"><text:tab/></text:span>; RESOLVE THIRD<text:span text:style-name="T56"><text:tab/><text:tab/><text:tab/><text:tab/><text:tab/></text:span></text:p>
      <text:p text:style-name="P78">etc...<text:span text:style-name="T56"><text:tab/><text:tab/><text:tab/><text:tab/><text:tab/><text:tab/><text:tab/><text:tab/><text:tab/></text:span></text:p>
      <text:p text:style-name="Code">299 @* -C <text:s text:c="6"/><text:span text:style-name="T74"><text:tab/></text:span>; RESOLVE THIRTEENTH<text:span text:style-name="T56"><text:tab/><text:tab/><text:tab/><text:tab/></text:span></text:p>
      <text:p text:style-name="Code"><text:span text:style-name="T4">300 IF PEEK(767) THEN 105</text:span><text:span text:style-name="T56"><text:tab/><text:tab/><text:tab/><text:tab/><text:tab/><text:tab/></text:span></text:p>
      <text:p text:style-name="Code">305 PRINT "DONE!"<text:span text:style-name="T56"><text:tab/><text:tab/><text:tab/><text:tab/><text:tab/><text:tab/><text:tab/><text:tab/></text:span></text:p>
      <text:p text:style-name="Code"/>
      <text:p text:style-name="P50">At line 199, the forward reference table is exceeded, and there's no place to store the 13th reference. So wAx increments memory location $02ff (767). The program<text:span text:style-name="T98"> </text:span>resolve<text:span text:style-name="T98">s</text:span> the forward references from line 200 on. <text:span text:style-name="T98">But t</text:span>he reference at 299 only sets the address of -C without resolving any forward references, because wAx is not aware of that reference.</text:p>
      <text:p text:style-name="P50"/>
      <text:p text:style-name="P50">That's where line 300 comes in. If location 767 is set, then we should go back for another pass. Line 105 resets the persistent counter to $1800, and sets location 767 back to 0. On this pass, when BASIC gets to line 199, the address of -C is known from the first pass, and the operand for the JMP will be set properly. When we get to line 300 again, the value of location 767 should now be 0, and the assembly can finish.</text:p>
      <text:p text:style-name="P50"/>
      <text:p text:style-name="P50">You won't need to do this check for every program. <text:span text:style-name="T80">Y</text:span>ou can check the symbol table after assembly. If the last line of the symbol table has a &gt; value, like this</text:p>
      <text:p text:style-name="P50"/>
      <text:p text:style-name="Code"><text:s/>* 194e &gt;02<text:span text:style-name="T56"><text:tab/><text:tab/><text:tab/><text:tab/><text:tab/><text:tab/><text:tab/><text:tab/></text:span></text:p>
      <text:p text:style-name="Code"/>
      <text:p text:style-name="P48">then you have unresolvable references, and you should add the BASIC code to make a second assembler pass.</text:p>
      <text:h text:style-name="P106" text:outline-level="1">Undocumented Instruction Support</text:h>
      <text:p text:style-name="P49">To view disassembly with 6502 "illegal" instructions, use</text:p>
      <text:p text:style-name="P71"/>
      <text:p text:style-name="Code">,[addr]<text:span text:style-name="T56"><text:tab/><text:tab/><text:tab/><text:tab/><text:tab/><text:tab/><text:tab/><text:tab/><text:tab/></text:span></text:p>
      <text:p text:style-name="Code"/>
      <text:p text:style-name="P49">where<text:span text:style-name="T56"> </text:span><text:span text:style-name="T13">addr</text:span> is a 16-bit hexadecimal address. Other than the display of undocumented instructions, the , tool behaves exactly like the <text:span text:style-name="T56">. tool (see </text:span><text:span text:style-name="T17">6502 Disassembler</text:span><text:span text:style-name="T56">, p. 4).</text:span></text:p>
      <text:p text:style-name="P49"/>
      <text:p text:style-name="P52">To assemble with these instructions, just enter them into the assembler with the @ tool:</text:p>
      <text:p text:style-name="P52"/>
      <text:p text:style-name="Code">@1800 LDY #$42<text:span text:style-name="T75"><text:tab/><text:tab/><text:tab/><text:tab/><text:tab/><text:tab/><text:tab/><text:tab/></text:span></text:p>
      <text:p text:style-name="Code">@1802 STY $FA<text:span text:style-name="T75"><text:tab/><text:tab/><text:tab/><text:tab/><text:tab/><text:tab/><text:tab/><text:tab/></text:span></text:p>
      <text:p text:style-name="Code"><text:span text:style-name="T4">@1804 </text:span><text:span text:style-name="T7">LAX</text:span><text:span text:style-name="T4"> $FA</text:span><text:span text:style-name="T75"><text:tab/><text:tab/><text:tab/><text:tab/><text:tab/><text:tab/><text:tab/><text:tab/></text:span></text:p>
      <text:p text:style-name="Code">@1806 BRK<text:span text:style-name="T75"><text:tab/><text:tab/><text:tab/><text:tab/><text:tab/><text:tab/><text:tab/><text:tab/><text:tab/></text:span></text:p>
      <text:p text:style-name="P83">SYS6144<text:span text:style-name="T75"><text:tab/><text:tab/><text:tab/><text:tab/><text:tab/><text:tab/><text:tab/><text:tab/><text:tab/></text:span></text:p>
      <text:p text:style-name="P86"><text:tab/><text:tab/><text:tab/><text:tab/><text:tab/><text:tab/><text:tab/><text:tab/><text:tab/><text:tab/></text:p>
      <text:p text:style-name="Code"><text:s/><text:span text:style-name="T97">A</text:span>__X__<text:span text:style-name="T97">Y</text:span>__P__S__P<text:span text:style-name="T75">C</text:span>_<text:span text:style-name="T75">_<text:tab/><text:tab/><text:tab/><text:tab/><text:tab/><text:tab/><text:tab/></text:span></text:p>
      <text:p text:style-name="Code">;42 42 42 30 F8 1808<text:span text:style-name="T75"><text:tab/><text:tab/><text:tab/><text:tab/><text:tab/><text:tab/><text:tab/></text:span></text:p>
      <text:p text:style-name="P43"/>
      <text:p text:style-name="P44">Appendix <text:span text:style-name="T69">C</text:span> contains a list of <text:span text:style-name="T81">"illegal" </text:span>opcodes and mnemonics supported by wAx.</text:p>
      <text:p text:style-name="Text_20_body"/>
      <text:p text:style-name="Text_20_body"/>
      <text:p text:style-name="Text_20_body"/>
      <text:p text:style-name="Text_20_body"/>
      <text:p text:style-name="Text_20_body"/>
      <text:p text:style-name="Text_20_body"/>
      <text:h text:style-name="P105" text:outline-level="1"/>
      <text:h text:style-name="P108" text:outline-level="1">Memory Dump</text:h>
      <text:h text:style-name="Heading_20_2" text:outline-level="2">Hex Dump</text:h>
      <text:p text:style-name="P27">To see a hex dump listing, enter</text:p>
      <text:p text:style-name="P27"/>
      <text:p text:style-name="Code">:[addr]<text:span text:style-name="T57"><text:tab/><text:tab/><text:tab/><text:tab/><text:tab/><text:tab/><text:tab/><text:tab/><text:tab/></text:span></text:p>
      <text:p text:style-name="Code"/>
      <text:p text:style-name="P27">where <text:span text:style-name="T13">addr</text:span> is a valid 16-bit hexadecimal address. If no address is provided, the memory dump will continue at the persistent counter address.</text:p>
      <text:p text:style-name="P27"/>
      <text:p text:style-name="P27">wAx will display memory in hexadecimal bytes, four per line, including a display of the PETSCII characters for a selected range of values. 16 lines of four bytes will be displayed. You can display more by pressing RETURN.</text:p>
      <text:p text:style-name="P27"/>
      <text:p text:style-name="P27">If you hold down <text:span text:style-name="T57">SHIFT</text:span> while the memory dump is listing, the memory dump will continue to run until you release <text:span text:style-name="T57">SHIFT</text:span> (or disengage <text:span text:style-name="T57">SHIFT</text:span> <text:span text:style-name="T57">LOCK</text:span>).</text:p>
      <text:p text:style-name="P27"/>
      <text:p text:style-name="P27">The list will immediately stop if you press the <text:span text:style-name="T57">STOP</text:span> key.</text:p>
      <text:p text:style-name="P27"/>
      <text:p text:style-name="P27">You may cursor up to a hex dump line and change one or more of the values, and press <text:span text:style-name="T57">RETURN</text:span>. wAx will enter the memory editor after this.</text:p>
      <text:h text:style-name="Heading_20_2" text:outline-level="2">Binary Dump</text:h>
      <text:p text:style-name="P27">To see a binary dump listing with one byte per line, enter</text:p>
      <text:p text:style-name="P27"/>
      <text:p text:style-name="Code">%[addr]<text:span text:style-name="T57"><text:tab/><text:tab/><text:tab/><text:tab/><text:tab/><text:tab/><text:tab/><text:tab/><text:tab/></text:span></text:p>
      <text:p text:style-name="Code"/>
      <text:p text:style-name="P27">where <text:span text:style-name="T13">addr</text:span> is a valid 16-bit hexadecimal address. If no address is provided, the binary dump will continue at the persistent counter address.</text:p>
      <text:p text:style-name="P27"/>
      <text:p text:style-name="P46">Control of the output is the same as that of the Hex Dump tool.</text:p>
      <text:p text:style-name="Text_20_body"/>
      <text:p text:style-name="P22"/>
      <text:h text:style-name="P108" text:outline-level="1">Memory Editor</text:h>
      <text:p text:style-name="P51"/>
      <text:p text:style-name="P51">wAx offers three kinds of memory editors: A hex editor that can update up to four values per line, a text editor that can update up to sixteen characters per line, and a binary editor that can update one binary byte.</text:p>
      <text:h text:style-name="Heading_20_2" text:outline-level="2">Hex Editor</text:h>
      <text:p text:style-name="P51">To edit memory locations as hexadecimal values, use</text:p>
      <text:p text:style-name="P51"/>
      <text:p text:style-name="Code">@addr :nn [nn] [nn] [nn]<text:span text:style-name="T57"><text:tab/><text:tab/><text:tab/><text:tab/><text:tab/><text:tab/></text:span></text:p>
      <text:p text:style-name="Code"/>
      <text:p text:style-name="P51">Where <text:span text:style-name="T13">addr</text:span> is a valid 16-bit hexadecimal address, and each <text:span text:style-name="T13">nn</text:span> is a valid 8-bit hexadecimal number. You may enter up to four values on each line in direct mode, and up to eight values in a BASIC program.</text:p>
      <text:p text:style-name="P51"/>
      <text:p text:style-name="P51">wAx will update the memory at the specified address. If the values were updated in direct mode, wAx will provide a prompt for the next address after the value list. You may enter additional values, or press RETURN. At each prompt, you may choose <text:span text:style-name="T57">a different editor</text:span>.</text:p>
      <text:h text:style-name="Heading_20_2" text:outline-level="2">Text Editor</text:h>
      <text:p text:style-name="P51">To edit memory locations as a string, use</text:p>
      <text:p text:style-name="P51"/>
      <text:p text:style-name="Code">@addr "string"<text:span text:style-name="T57"><text:tab/><text:tab/><text:tab/><text:tab/><text:tab/><text:tab/><text:tab/><text:tab/></text:span></text:p>
      <text:p text:style-name="Code"/>
      <text:p text:style-name="P51">Where <text:span text:style-name="T13">addr</text:span> is a valid 16-bit hexadecimal address, and <text:span text:style-name="T13">string</text:span> is a PETSCII string up to sixteen characters in length, between double quotes.</text:p>
      <text:p text:style-name="P51"/>
      <text:p text:style-name="P72"><text:span text:style-name="T36">wAx will update the memory at the specified address. If the string was updated in direct mode, wAx will provide a prompt for the next address after the end of the string. You may enter additional values, or press RETURN. At each prompt, you may choose </text:span><text:span text:style-name="T37">a different editor.</text:span></text:p>
      <text:p text:style-name="P70"><text:line-break/><text:line-break/></text:p>
      <text:h text:style-name="P122" text:outline-level="2">Binary Editor</text:h>
      <text:p text:style-name="P51">To edit a memory location as a binary number, use</text:p>
      <text:p text:style-name="P51"/>
      <text:p text:style-name="Code">@addr %bbbbbbbb<text:span text:style-name="T57"><text:tab/><text:tab/><text:tab/><text:tab/><text:tab/><text:tab/><text:tab/><text:tab/></text:span></text:p>
      <text:p text:style-name="Code"/>
      <text:p text:style-name="P45">Where _addr_ is a valid 16-bit hexadecimal address, and each _b_ is a bit value 0 or 1.</text:p>
      <text:p text:style-name="P45"/>
      <text:p text:style-name="P45"><text:span text:style-name="T57">wAx will update the memory at the specified address. </text:span>If the value <text:span text:style-name="T57">was</text:span> updated in direct mode, wAx will provide a prompt for the next address.<text:span text:style-name="T57"> </text:span>At each prompt, you may choose <text:span text:style-name="T57">a different editor</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09" text:outline-level="1">Register Editor</text:h>
      <text:p text:style-name="P69">To view the register values from last SYS or subroutine execution, either by BRK or RTS, use</text:p>
      <text:p text:style-name="P69"/>
      <text:p text:style-name="P80">;<text:span text:style-name="T88"><text:tab/><text:tab/><text:tab/><text:tab/><text:tab/><text:tab/><text:tab/><text:tab/><text:tab/><text:tab/></text:span></text:p>
      <text:p text:style-name="P30"/>
      <text:p text:style-name="P30">Registers for the next SYS <text:span text:style-name="T95">or subroutine execution </text:span>may be set with</text:p>
      <text:p text:style-name="P30"/>
      <text:p text:style-name="Code">;<text:span text:style-name="T87">ac</text:span> <text:span text:style-name="T87">[</text:span>xr<text:span text:style-name="T87">]</text:span> [<text:span text:style-name="T87">yr</text:span>] [pr]<text:span text:style-name="T58"><text:tab/><text:tab/><text:tab/><text:tab/><text:tab/><text:tab/><text:tab/></text:span></text:p>
      <text:p text:style-name="Code"/>
      <text:p text:style-name="P30">where:</text:p>
      <text:p text:style-name="P30"/>
      <text:list xml:id="list1384511053" text:style-name="L5">
        <text:list-item>
          <text:p text:style-name="P97"><text:span text:style-name="T13">ac</text:span><text:span text:style-name="T54"> is the Accumulator as a valid hexadecimal byte</text:span></text:p>
        </text:list-item>
        <text:list-item>
          <text:p text:style-name="P97"><text:span text:style-name="T13">xr</text:span> is the <text:span text:style-name="T58">X</text:span> Register as a valid hexadecimal byt<text:span text:style-name="T58">e</text:span></text:p>
        </text:list-item>
        <text:list-item>
          <text:p text:style-name="P97"><text:span text:style-name="T13">yr</text:span> is the Y Register as a valid hexadecimal byte</text:p>
        </text:list-item>
        <text:list-item>
          <text:p text:style-name="P98"><text:span text:style-name="T13">pr</text:span> is the Processor Status Register as a valid hexadecimal byte</text:p>
        </text:list-item>
      </text:list>
      <text:p text:style-name="P30"/>
      <text:p text:style-name="P76"><text:span text:style-name="T27">Note that you can set the registers for the next SYS or Subroutine Execution (</text:span><text:span text:style-name="T61">←</text:span><text:span text:style-name="T27">) by cursoring up to the BRK display:</text:span></text:p>
      <text:p text:style-name="P30"/>
      <text:p text:style-name="Code"><text:s/><text:span text:style-name="T87">A</text:span>__X__<text:span text:style-name="T87">Y</text:span>__P__S__PC__<text:span text:style-name="T58"><text:tab/><text:tab/><text:tab/><text:tab/><text:tab/><text:tab/><text:tab/></text:span></text:p>
      <text:p text:style-name="Code">;12 34 56 <text:span text:style-name="T87">31</text:span> <text:span text:style-name="T87">F2</text:span> 1808<text:span text:style-name="T58"><text:tab/><text:tab/><text:tab/><text:tab/><text:tab/><text:tab/><text:tab/></text:span></text:p>
      <text:p text:style-name="Code"/>
      <text:p text:style-name="P30">The <text:span text:style-name="T87">A</text:span>,X,<text:span text:style-name="T87">Y</text:span>, and P save locations will be set. The stack pointer and program counter will be ignored.</text:p>
      <text:p text:style-name="P30"/>
      <text:p text:style-name="P30">When the register editor is displayed, you're seeing the actual contents of the registers at the time of the last BRK.</text:p>
      <text:p text:style-name="P30"/>
      <text:p text:style-name="P77"><text:span text:style-name="T30">W</text:span><text:span text:style-name="T27">hen you </text:span><text:span text:style-name="T35">edit</text:span><text:span text:style-name="T27"> these values, you're editing the "</text:span><text:span text:style-name="T30">register</text:span><text:span text:style-name="T27"> </text:span><text:span text:style-name="T30">storage</text:span><text:span text:style-name="T27">" locations that BASIC reads and uses to set registers during the execution of the SYS command. The wAx </text:span><text:span text:style-name="T61">←</text:span><text:span text:style-name="T27"> </text:span><text:span text:style-name="T30">tool</text:span><text:span text:style-name="T27"> (Subroutine Execution) use these values, as well.</text:span></text:p>
      <text:p text:style-name="P47"/>
      <text:p text:style-name="P77"/>
      <text:h text:style-name="P106" text:outline-level="1">Subroutine Execution</text:h>
      <text:p text:style-name="P31">To execute a subroutine, first set your memory conditions with the Memory Editor, and your register conditions with the Register Editor, then execute the subroutine with</text:p>
      <text:p text:style-name="P28"><text:tab/></text:p>
      <text:p text:style-name="Code">←addr<text:span text:style-name="T58"><text:tab/><text:tab/><text:tab/><text:tab/><text:tab/><text:tab/><text:tab/><text:tab/><text:tab/><text:tab/></text:span></text:p>
      <text:p text:style-name="P79"/>
      <text:p text:style-name="P31">where <text:span text:style-name="T13">addr</text:span> is a valid 16-bit hexadecimal address.</text:p>
      <text:p text:style-name="P31"/>
      <text:p text:style-name="P21">Upon return from the subroutine with RTS, the register display will be shown.</text:p>
      <text:p text:style-name="P90">If the code hits BRK instead of RTS, BRK will appear above the register display. In this case, you may continue code execution two bytes after the BRK with</text:p>
      <text:p text:style-name="Code"><text:span text:style-name="Source_20_Text">←</text:span><text:span text:style-name="Source_20_Text"><text:span text:style-name="T97"><text:tab/><text:tab/><text:tab/><text:tab/><text:tab/><text:tab/><text:tab/><text:tab/><text:tab/><text:tab/></text:span></text:span></text:p>
      <text:p text:style-name="P91"><text:span text:style-name="Strong_20_Emphasis"><text:span text:style-name="T66"><text:line-break/>Note</text:span></text:span><text:span text:style-name="T65">: Use caution using ← when the subroutine returns with RTS. A proper return address may not be on the stack, and the result is undefined.</text:span></text:p>
      <text:p text:style-name="P31">To view and/or edit registers before executing a subroutine, enter the left arrow on a line by itself.</text:p>
      <text:h text:style-name="Heading_20_2" text:outline-level="2">Differences Between ← and SYS</text:h>
      <text:list xml:id="list1168328989" text:style-name="L6">
        <text:list-item>
          <text:p text:style-name="P99">← is designed to behave like you added a breakpoint to the RTS of a subroutine, without having to explicitly set the breakpoint. SYS behaves like SYS</text:p>
        </text:list-item>
        <text:list-item>
          <text:p text:style-name="P99">SYS allows a graceful exit, while ← shows the register display upon return</text:p>
        </text:list-item>
        <text:list-item>
          <text:p text:style-name="P99">← enables wAx's BRK trapping, while SYS has no impact on the state of the BRK trapping system</text:p>
        </text:list-item>
        <text:list-item>
          <text:p text:style-name="P99">If you're generating unit tests with wAx in BASIC, you'll want to use SYS. If you want to immediately see the register and memory results of a subroutine, you may want to use ←</text:p>
        </text:list-item>
        <text:list-item>
          <text:p text:style-name="P99">SYS takes a decimal literal or variable address, while ← takes a hexadecimal address literal</text:p>
        </text:list-item>
      </text:list>
      <text:p text:style-name="P34"/>
      <text:p text:style-name="P77"/>
      <text:h text:style-name="P106" text:outline-level="1">Breakpoint Management</text:h>
      <text:h text:style-name="Heading_20_2" text:outline-level="2">Set a Breakpoint</text:h>
      <text:p text:style-name="P32">To set the breakpoint, use</text:p>
      <text:p text:style-name="P32"/>
      <text:p text:style-name="Code">![addr]<text:span text:style-name="T59"><text:tab/><text:tab/><text:tab/><text:tab/><text:tab/><text:tab/><text:tab/><text:tab/><text:tab/></text:span></text:p>
      <text:p text:style-name="P32"/>
      <text:p text:style-name="P32">where <text:span text:style-name="T13">addr</text:span> is a valid 16-bit hexadecimal address. This will set the breakpoint at the specified address. wAx will update the display to show you the instruction at the specified breakpoint. If the breakpoint set was successful, the instruction will be in reverse text. If the instruction is in regular text, it means you attempted to set a breakpoint in ROM, which cannot be done.</text:p>
      <text:p text:style-name="P32"/>
      <text:p text:style-name="P32">If your breakpoint is shown during disassembly, it will be in reverse text to remind you where the breakpoint is.</text:p>
      <text:p text:style-name="P32"/>
      <text:p text:style-name="P32">When the program encounters a BRK during execution, if the BRK trapping system is enabled, wAx will handle the break by showing the register and program counter display.</text:p>
      <text:h text:style-name="Heading_20_2" text:outline-level="2">Clearing the Breakpoint</text:h>
      <text:p text:style-name="P32">To clear the breakpoint, use</text:p>
      <text:p text:style-name="P32"/>
      <text:p text:style-name="Code">!<text:span text:style-name="T59"><text:tab/><text:tab/><text:tab/><text:tab/><text:tab/><text:tab/><text:tab/><text:tab/><text:tab/><text:tab/></text:span></text:p>
      <text:p text:style-name="Code"/>
      <text:p text:style-name="P32">Entering ! on a line by itself clears the breakpoint (and restores the original breakpoint byte), but enables BRK trapping.</text:p>
      <text:p text:style-name="P32"/>
      <text:p text:style-name="P33">Successful update of memory with the assembler or memory editor, or use of the Save or Load Memory tools, will also clear the breakpoint.</text:p>
      <text:h text:style-name="Heading_20_2" text:outline-level="2">Disable Breakpoint Trapping</text:h>
      <text:p text:style-name="P32">To disable the BRK trapping system, press STOP/RESTORE. This will turn off breakpoint trapping, but will not clear your breakpoint. If BRK is encountered with the breakpoint trapping system off, the BRK will be handled by whatever BRK routine is set in the BRK vector ($0316/$0317), usually the hardware default $FED2.</text:p>
      <text:h text:style-name="P106" text:outline-level="1">Memory Save<text:span text:style-name="T59"> and Load</text:span></text:h>
      <text:h text:style-name="Heading_20_2" text:outline-level="2">Save</text:h>
      <text:p text:style-name="P53">To save a range of memory to disk, tape, or SD, use</text:p>
      <text:p text:style-name="P53"/>
      <text:p text:style-name="Code">&gt;start end+1 ["filename"]<text:span text:style-name="T59"><text:tab/><text:tab/><text:tab/><text:tab/><text:tab/><text:tab/></text:span></text:p>
      <text:p text:style-name="Code"/>
      <text:p text:style-name="P53">where <text:span text:style-name="T13">start</text:span> and <text:span text:style-name="T13">end</text:span> are valid 16-bit hexadecimal addresses, and <text:span text:style-name="T13">filename</text:span> is a quoted string of up to 12 characters in length. The <text:span text:style-name="T13">filename</text:span> may be omitted if you are saving to tape.</text:p>
      <text:p text:style-name="P53"/>
      <text:p text:style-name="P53">wAx will save the specified memory range to the last-used storage device number. Note that the end address should be the location <text:span text:style-name="T13">after</text:span> the last location you want to save.</text:p>
      <text:h text:style-name="P115" text:outline-level="2">Loa<text:span text:style-name="T80">d</text:span></text:h>
      <text:p text:style-name="P53">To load from disk, tape, or SD to memory, use:</text:p>
      <text:p text:style-name="P53"/>
      <text:p text:style-name="Code">&lt;["filename"]<text:span text:style-name="T59"><text:tab/><text:tab/><text:tab/><text:tab/><text:tab/><text:tab/><text:tab/><text:tab/></text:span></text:p>
      <text:p text:style-name="Code"/>
      <text:p text:style-name="P53">Where <text:span text:style-name="T13">filename</text:span> is a quoted string of up to 19 characters in length. The <text:span text:style-name="T13">filename</text:span> may be omitted if you are loading from tape. In this case, the next program on tape will be loaded.</text:p>
      <text:p text:style-name="P53"/>
      <text:p text:style-name="P53">The specified program will be loaded into memory using the program's two-byte header. If you loaded from disk, the start and end addresses of the program will be displayed.</text:p>
      <text:h text:style-name="Heading_20_2" text:outline-level="2">Selecting the Device</text:h>
      <text:p text:style-name="P53">When wAx is started, it defaults to device #8. You can change the device number by either initiating a BASIC LOAD command followed by pressing Stop, or by setting the device address in memory:</text:p>
      <text:p text:style-name="P53"/>
      <text:p text:style-name="Code">@00BA:01<text:span text:style-name="T60"><text:tab/><text:tab/><text:tab/><text:tab/><text:tab/><text:tab/><text:tab/><text:tab/><text:tab/></text:span></text:p>
      <text:p text:style-name="Code"/>
      <text:h text:style-name="P106" text:outline-level="1">Copy<text:span text:style-name="T60"> and Fill</text:span></text:h>
      <text:p text:style-name="P56">To copy a block of memory from one location to another, use</text:p>
      <text:p text:style-name="P74"/>
      <text:p text:style-name="Code">&amp;start end target<text:span text:style-name="T60"><text:tab/><text:tab/><text:tab/><text:tab/><text:tab/><text:tab/><text:tab/><text:tab/></text:span></text:p>
      <text:p text:style-name="Code"/>
      <text:p text:style-name="P56">Where <text:span text:style-name="T13">start</text:span>, <text:span text:style-name="T13">end</text:span>, and <text:span text:style-name="T13">target</text:span> are 16-bit hexadecimal addresses.</text:p>
      <text:h text:style-name="Heading_20_2" text:outline-level="2">Pattern Fill</text:h>
      <text:p text:style-name="P56">To fill a block of memory with a specific byte pattern, use the following two-step process. First, set your pattern once at the beginning of the range. This can be any type of pattern, but the example will use the text editor. Second, copy that pattern to the destination using the persistent counter (*):</text:p>
      <text:p text:style-name="P74"/>
      <text:p text:style-name="Code">@start "pattern"<text:span text:style-name="T60"><text:tab/><text:tab/><text:tab/><text:tab/><text:tab/><text:tab/><text:tab/><text:tab/></text:span></text:p>
      <text:p text:style-name="Code">&amp;start end<text:span text:style-name="T60">-pattern_length</text:span> *<text:span text:style-name="T60"><text:tab/><text:tab/><text:tab/><text:tab/><text:tab/><text:tab/></text:span></text:p>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h text:style-name="P106" text:outline-level="1">Search</text:h>
      <text:p text:style-name="P57">wAx supports three kinds of memory search: hex search, text search, and code search. The basic syntax for search is:</text:p>
      <text:p text:style-name="P57"/>
      <text:p text:style-name="Code">/addr pattern<text:span text:style-name="T60"><text:tab/><text:tab/><text:tab/><text:tab/><text:tab/><text:tab/><text:tab/><text:tab/></text:span></text:p>
      <text:p text:style-name="Code"/>
      <text:p text:style-name="P57">where <text:span text:style-name="T13">addr</text:span> is a valid 16-bit hexadecimal address, and <text:span text:style-name="T13">pattern</text:span> is one of three types of search requests.<text:span text:style-name="T80"> </text:span>Search searches for the pattern for 4096 bytes (4K), starting at the specified address. When the search is complete, wAx displays the end address, preceded by /</text:p>
      <text:p text:style-name="P57"/>
      <text:p text:style-name="P57">To extend the search beyond 4K, hold down the <text:span text:style-name="T60">SHIFT</text:span> key, or engage <text:span text:style-name="T60">SHIFT</text:span> <text:span text:style-name="T60">LOCK</text:span>. The search will continue as long as <text:span text:style-name="T60">SHIFT</text:span> is engaged.<text:span text:style-name="T80"> </text:span>To exit the search before 4K, press <text:span text:style-name="T60">STOP</text:span>. wAx will display the address that would have been searched next if you had not pressed <text:span text:style-name="T60">STOP</text:span>.</text:p>
      <text:h text:style-name="Heading_20_2" text:outline-level="2">Hex Search</text:h>
      <text:p text:style-name="Code">/addr:nn [nn] [nn] [nn] [nn] [nn] [nn] [nn]<text:span text:style-name="T60"><text:tab/><text:tab/><text:tab/></text:span></text:p>
      <text:p text:style-name="P57"/>
      <text:p text:style-name="P57">After the address, enter colon, and then up to eight hexadecimal bytes.</text:p>
      <text:h text:style-name="Heading_20_2" text:outline-level="2">Text Search</text:h>
      <text:p text:style-name="Code">/addr "string"<text:span text:style-name="T60"><text:tab/><text:tab/><text:tab/><text:tab/><text:tab/><text:tab/><text:tab/><text:tab/></text:span></text:p>
      <text:p text:style-name="Code"/>
      <text:p text:style-name="P57">After the address, enter a quoted string of up to 16 characters in length.</text:p>
      <text:p text:style-name="P57"/>
      <text:h text:style-name="Heading_20_2" text:outline-level="2">Code Search</text:h>
      <text:p text:style-name="Code">/addr mne [operand]<text:span text:style-name="T60"><text:tab/><text:tab/><text:tab/><text:tab/><text:tab/><text:tab/><text:tab/></text:span></text:p>
      <text:p text:style-name="P57"/>
      <text:p text:style-name="P57">After the address, enter a 6502 instruction.</text:p>
      <text:p text:style-name="P57"/>
      <text:p text:style-name="P57">Code Search is a disassembly search that starts disassembling at the specified address, rather than a byte-by-byte pattern search. So the results may differ depending on the address provided.</text:p>
      <text:h text:style-name="P106" text:outline-level="1">Assertion Tester</text:h>
      <text:p text:style-name="P58">To test memory-based assertions, use</text:p>
      <text:p text:style-name="P58"/>
      <text:p text:style-name="Code">=addr nn [nn] [nn] [nn] [nn] [nn] [nn] [nn]<text:span text:style-name="T60"><text:tab/><text:tab/></text:span></text:p>
      <text:p text:style-name="P58"/>
      <text:p text:style-name="P58">where <text:span text:style-name="T13">addr</text:span> is a valid 16-bit address, followed by between 1 and 8 test bytes.</text:p>
      <text:p text:style-name="P58"/>
      <text:p text:style-name="P58">If any of the bytes does not match the byte at the corresponding address, the = command will return a ?MISMATCH ERROR.</text:p>
      <text:p text:style-name="P58"/>
      <text:p text:style-name="P58">The Assertion Tester can be used to generate unit tests <text:span text:style-name="T60">of your subroutines with</text:span>in BASIC programs<text:span text:style-name="T60">:</text:span></text:p>
      <text:p text:style-name="P58"/>
      <text:p text:style-name="Code">10 REM TEST AN ML SORT ROUTINE<text:span text:style-name="T60"><text:tab/><text:tab/><text:tab/><text:tab/><text:tab/></text:span></text:p>
      <text:p text:style-name="Code">15 REM Y=START HIGH, X=START LOW, A=LENGTH<text:span text:style-name="T60"><text:tab/><text:tab/><text:tab/></text:span></text:p>
      <text:p text:style-name="Code">20 ;18 00 08<text:span text:style-name="T60"><text:tab/><text:tab/><text:tab/><text:tab/><text:tab/><text:tab/><text:tab/><text:tab/></text:span></text:p>
      <text:p text:style-name="Code">25 REM UNORDERED DATA<text:span text:style-name="T60"><text:tab/><text:tab/><text:tab/><text:tab/><text:tab/><text:tab/><text:tab/></text:span></text:p>
      <text:p text:style-name="Code">30 @1800:44 3F 0B 92 FD 45 AC 01<text:span text:style-name="T60"><text:tab/><text:tab/><text:tab/><text:tab/><text:tab/></text:span></text:p>
      <text:p text:style-name="Code">40 REM RUN <text:span text:style-name="T77">ASCENDING </text:span>SORT<text:span text:style-name="T60"><text:tab/><text:tab/><text:tab/><text:tab/><text:tab/><text:tab/></text:span></text:p>
      <text:p text:style-name="Code">45 SYS 780<text:span text:style-name="T60"><text:tab/><text:tab/><text:tab/><text:tab/><text:tab/><text:tab/><text:tab/><text:tab/><text:tab/></text:span></text:p>
      <text:p text:style-name="Code">50 REM TEST RESULTS<text:span text:style-name="T60"><text:tab/><text:tab/><text:tab/><text:tab/><text:tab/><text:tab/><text:tab/></text:span></text:p>
      <text:p text:style-name="Code">55 =1800 01 0B 3F 44 45 92 AC FD<text:span text:style-name="T60"><text:tab/><text:tab/><text:tab/><text:tab/><text:tab/></text:span></text:p>
      <text:p text:style-name="Code">60 PRINT "SUCCESS!"<text:span text:style-name="T60"><text:tab/><text:tab/><text:tab/><text:tab/><text:tab/><text:tab/><text:tab/></text:span></text:p>
      <text:p text:style-name="P59"/>
      <text:p text:style-name="P59">If your sort routine correctly sorts the data, the program will finish<text:span text:style-name="T77"> and announce success</text:span>. If there's a problem with the sort routine, and it incorrectly sorts the data, the test will fail with ?MISMATCH ERROR.</text:p>
      <text:p text:style-name="Text_20_body"/>
      <text:p text:style-name="Text_20_body"/>
      <text:p text:style-name="Text_20_body"/>
      <text:p text:style-name="Text_20_body"/>
      <text:h text:style-name="P110" text:outline-level="1"><text:span text:style-name="T82">Hex/Base-10</text:span> <text:span text:style-name="T78">Converters</text:span></text:h>
      <text:p text:style-name="P75">wAx provides two helpful tools for hex-to-base<text:span text:style-name="T77">-</text:span>10 and base<text:span text:style-name="T77">-</text:span>10-to-hex conversion.</text:p>
      <text:h text:style-name="Heading_20_2" text:outline-level="2">Hex to Base-10</text:h>
      <text:p text:style-name="Code">$hh[hh]<text:span text:style-name="T1"><text:tab/><text:tab/><text:tab/><text:tab/><text:tab/><text:tab/><text:tab/><text:tab/><text:tab/></text:span></text:p>
      <text:p text:style-name="Code"/>
      <text:p text:style-name="P75">where <text:span text:style-name="T13">hh[hh]</text:span> is either an 8-bit or 16-bit hexadecimal value. wAx will display the base<text:span text:style-name="T77">-</text:span>10 equivalent of the specified hexadecimal value.</text:p>
      <text:p text:style-name="P75"/>
      <text:h text:style-name="Heading_20_2" text:outline-level="2">Base-10 to Hex</text:h>
      <text:p text:style-name="Code">#base<text:span text:style-name="T77">-</text:span>10<text:span text:style-name="T1"><text:tab/><text:tab/><text:tab/><text:tab/><text:tab/><text:tab/><text:tab/><text:tab/><text:tab/></text:span></text:p>
      <text:p text:style-name="P75"/>
      <text:p text:style-name="P75">where <text:span text:style-name="T13">base</text:span><text:span text:style-name="T16">-</text:span><text:span text:style-name="T13">10</text:span> is a positive integer between 0 and 65535. wAx will display the hexadecimal equivalent of the specified value.</text:p>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h text:style-name="P106" text:outline-level="1">BASIC Stage Select</text:h>
      <text:p text:style-name="P60">wAx <text:span text:style-name="T1">provides</text:span> a tool that lets you allocate memory to one or more BASIC "stages," or memory ranges. This is useful <text:span text:style-name="T1">for</text:span> development in cases where you have a main program under development, and one or more BASIC utility programs to support development.<text:span text:style-name="T68"> </text:span>To change to another BASIC stage, use</text:p>
      <text:p text:style-name="P60"/>
      <text:p text:style-name="Code"><text:span text:style-name="T61">↑</text:span> start-page [end-page] [NEW]<text:span text:style-name="T1"><text:tab/><text:tab/><text:tab/><text:tab/><text:tab/><text:tab/></text:span></text:p>
      <text:p text:style-name="P60"/>
      <text:p text:style-name="P60">where <text:span text:style-name="T13">start-page</text:span> and <text:span text:style-name="T13">end-page</text:span> are valid 8-bit hexadecimal numbers. They represent the start and end of BASIC memory on page boundaries. If <text:span text:style-name="T13">end-page</text:span> is omitted (or if it is lower than the start page), then the end page will be 3.5K after the start page. For example</text:p>
      <text:p text:style-name="P60"/>
      <text:p text:style-name="Code"><text:span text:style-name="T61">↑</text:span> 10<text:span text:style-name="T1"><text:tab/><text:tab/><text:tab/><text:tab/><text:tab/><text:tab/><text:tab/><text:tab/><text:tab/><text:tab/></text:span></text:p>
      <text:p text:style-name="P60"/>
      <text:p text:style-name="P60">will reset the stage back to the default of an unexpanded VIC-20. If you provide <text:span text:style-name="T13">page-end</text:span>, the stage will end at the specified page. For example</text:p>
      <text:p text:style-name="P67"/>
      <text:p text:style-name="Code"><text:span text:style-name="T61">↑</text:span> A0 A2 NEW<text:span text:style-name="T1"><text:tab/><text:tab/><text:tab/><text:tab/><text:tab/><text:tab/><text:tab/><text:tab/><text:tab/></text:span></text:p>
      <text:p text:style-name="P60"/>
      <text:p text:style-name="P60">will create a new 512-byte BASIC stage at $a000.</text:p>
      <text:p text:style-name="P60"/>
      <text:p text:style-name="P60">If you add NEW after the page numbers, wAx will set the first three bytes at the stage to $00. If you don't do this before the first use of a stage, the Stage tool may lock up. If this happens, simply <text:span text:style-name="T1">intervene</text:span> with <text:span text:style-name="T1">STOP</text:span>/<text:span text:style-name="T1">RESTORE</text:span>, and try entering the stage again with NEW.</text:p>
      <text:p text:style-name="P60"/>
      <text:p text:style-name="P101">To see the start and end addresses of the current BASIC stage, use</text:p>
      <text:p text:style-name="P101"/>
      <text:p text:style-name="P126"><text:span text:style-name="T61">↑<text:tab/><text:tab/><text:tab/><text:tab/><text:tab/><text:tab/><text:tab/><text:tab/><text:tab/><text:tab/></text:span></text:p>
      <text:p text:style-name="Text_20_body"/>
      <text:p text:style-name="Text_20_body"/>
      <text:p text:style-name="P20"/>
      <text:h text:style-name="P111" text:outline-level="1">User Tool</text:h>
      <text:p text:style-name="P9">wAx has a vector to a user-defined tool, which can be called with</text:p>
      <text:p text:style-name="Code"><text:span text:style-name="Source_20_Text">'[parameters]</text:span><text:span text:style-name="Source_20_Text"><text:span text:style-name="T88"><text:tab/><text:tab/><text:tab/><text:tab/><text:tab/><text:tab/><text:tab/><text:tab/></text:span></text:span><text:span text:style-name="Emphasis"><text:span text:style-name="T32"><text:line-break/></text:span></text:span></text:p>
      <text:p text:style-name="Text_20_body"><text:span text:style-name="Emphasis"><text:span text:style-name="T26">parameters</text:span></text:span><text:span text:style-name="Emphasis"><text:span text:style-name="T31"> </text:span></text:span><text:span text:style-name="T26">is user-defined, based on the user tool's requirements.The vector to the user tool is at memory locations $0005 and $0006. When wAx is initialized, this vector is pointed at the wAx installation routine (so entering ' will restart wAx).<text:line-break/><text:line-break/></text:span><text:span text:style-name="T46">Developing User Tools<text:line-break/><text:line-break/></text:span><text:span text:style-name="T26">You can use memory locations and subroutines in wAx's API to develop user tools. When a wAx tool is invoked, wAx checks for a valid 16-bit Effective Address (EA) immediately after the tool's character. If a valid EA is found the Carry flag is set, and the EA is stored in $a6 (low byte) and $a7 (high byte). If the Carry flag is clear, either the EA was invalid or absent.<text:line-break/><text:line-break/>Spaces are ignored during the parsing of hex parameters, so you may treat the EA (and additional parameter bytes) as addresses or bytes, depending on your tool's requirements.<text:line-break/><text:line-break/>Some tools use the Persistent Counter (PC) in the absence of an EA. The PC is stored in $03 (low byte) and $04 (high byte). If a tool uses the PC, the PC should be transferred to the EA, and then the PC should be updated when the tool has completed its work.</text:span></text:p>
      <text:h text:style-name="P112" text:outline-level="1"><text:span text:style-name="T98">The wAx API</text:span><text:line-break/><text:line-break/><text:span text:style-name="T23">The following subroutines </text:span><text:span text:style-name="T25">will</text:span><text:span text:style-name="T23"> be useful in the development of user tools.</text:span><text:span text:style-name="T24"> </text:span><text:span text:style-name="T23"><text:line-break/></text:span></text:h>
      <text:p text:style-name="P133"><text:span text:style-name="T4">Routine: Buff2Byte<text:line-break/></text:span>Call Address: <text:span text:style-name="T99">$6AB6</text:span><text:line-break/>Affected Registers: Accumulator, Carry flag, X<text:line-break/>Description: If the next two non-space characters in the input buffer represent a valid hexadecimal byte, the value is returned in the Accumulator and the Carry flag is set. Otherwise, the Carry flag is clear.</text:p>
      <text:p text:style-name="P8"/>
      <text:p text:style-name="P8"><text:span text:style-name="T4">Routine: CharGet<text:line-break/></text:span>Call Address:<text:span text:style-name="T99"> $6AAC</text:span><text:line-break/>Affected Registers: Accumulator, X<text:line-break/>Description: Get the next character from the input buffer. Spaces are not returned unless within quotes.<text:span text:style-name="T101"> Accumulator of 0 indicates end of input.</text:span></text:p>
      <text:p text:style-name="P8"/>
      <text:p text:style-name="P14"><text:span text:style-name="T4">Routine: CharOut</text:span><text:line-break/>Call Address:<text:span text:style-name="T99"> $6B1C</text:span><text:line-break/>Affected Registers: Accumulator<text:line-break/>Description: Adds the character in the Accumulator to the output buffer<text:span text:style-name="T99">.</text:span></text:p>
      <text:p text:style-name="P132"><text:line-break/></text:p>
      <text:p text:style-name="P136"><text:span text:style-name="T4">Routine: Hex</text:span><text:line-break/>Call Address:<text:span text:style-name="T99"> $6B30</text:span><text:line-break/>Affected Registers: Accumulator<text:line-break/>Desciption: Adds the number in the Accumulator to the output buffer as an 8-bit hexadecimal number<text:span text:style-name="T99">.</text:span></text:p>
      <text:p text:style-name="P14"/>
      <text:p text:style-name="P15"><text:span text:style-name="T4">Routine: </text:span><text:span text:style-name="T10">IncAddr</text:span><text:span text:style-name="T4"><text:line-break/></text:span>Call Address:<text:span text:style-name="T99"> $6AF6</text:span><text:line-break/>Affected Registers: Accumulator, X<text:line-break/>Description: <text:span text:style-name="T107">Set the Accumulator to the value of the effective address, and then the effective address is incremented by 1.</text:span></text:p>
      <text:p text:style-name="P15"/>
      <text:p text:style-name="P131"><text:span text:style-name="T4">Routine: IncPC</text:span><text:line-break/>Call Address: <text:span text:style-name="T108">$6B01</text:span><text:line-break/>Affected Registers: None<text:line-break/>Description: Increments the Persistent Counter by 1.</text:p>
      <text:p text:style-name="P15"/>
      <text:p text:style-name="P13"><text:span text:style-name="T4">Routine: PrintBuff</text:span><text:line-break/>Call Address:<text:span text:style-name="T99"> $6C6E</text:span><text:line-break/>Affected Registers: Accumulator, Y<text:line-break/>Description: Flush the output buffer to the screen or output device. The output buffer's length should not exceed 22 characters.</text:p>
      <text:p text:style-name="P135"><text:soft-page-break/><text:span text:style-name="T38">Routine: ResetIn</text:span><text:span text:style-name="T20"><text:line-break/>Call Address: </text:span><text:span text:style-name="T50">$6C</text:span><text:span text:style-name="T51">3F</text:span><text:span text:style-name="T20"><text:line-break/>Affected Registers: Accumulator<text:line-break/>Description: Resets the input buffer<text:line-break/></text:span></text:p>
      <text:p text:style-name="P134"><text:span text:style-name="T38">Routine: ResetOut</text:span><text:span text:style-name="T20"><text:line-break/>Call Address: </text:span><text:span text:style-name="T50">$6C3</text:span><text:span text:style-name="T51">A</text:span><text:span text:style-name="T20"><text:line-break/>Affected Registers: Accumulator<text:line-break/>Description: Resets the output buffer</text:span></text:p>
      <text:p text:style-name="P134"><text:span text:style-name="T47"/></text:p>
      <text:p text:style-name="P134"><text:span text:style-name="T41">Routine: </text:span><text:span text:style-name="T42">ShowAddr</text:span><text:span text:style-name="T41"><text:line-break/></text:span><text:span text:style-name="T47">Call Address:</text:span><text:span text:style-name="T48"> $6B7</text:span><text:span text:style-name="T49">0</text:span><text:span text:style-name="T47"><text:line-break/>Affected Registers: Accumulator<text:line-break/>Description: Adds the Effective Address to the output buffer as a 16-bit hexadecimal number</text:span><text:span text:style-name="T48">.</text:span></text:p>
      <text:p text:style-name="P134"><text:span text:style-name="T48"/></text:p>
      <text:p text:style-name="P132"><text:span text:style-name="T12">Routine: </text:span><text:span text:style-name="T11">ShowPC</text:span><text:span text:style-name="T12"><text:line-break/></text:span><text:span text:style-name="T48">Call Address:</text:span><text:span text:style-name="T91"> $6B7</text:span><text:span text:style-name="T93">A</text:span><text:span text:style-name="T48"><text:line-break/>Affected Registers: Accumulator<text:line-break/>Description: Adds the </text:span><text:span text:style-name="T92">Persistent Counter</text:span><text:span text:style-name="T48"> to the output buffer as a 16-bit hexadecimal number</text:span><text:span text:style-name="T91">.</text:span></text:p>
      <text:p text:style-name="P134"><text:span text:style-name="T47"><text:line-break/></text:span><text:span text:style-name="T90"><text:line-break/></text:span></text:p>
      <text:h text:style-name="P113" text:outline-level="1">Appendix A: wAx Error Messages</text:h>
      <text:p text:style-name="P61">wAx adds several additional BASIC error messages, which can occur in both direct mode and during BASIC program execution.</text:p>
      <text:h text:style-name="Heading_20_2" text:outline-level="2">?ASSEMBLY ERROR</text:h>
      <text:p text:style-name="P61">You'll get an Assembly Error during any invalid assembly operation during the @ command, including bad syntax, unknown instructions, out-of-range operands, etc.</text:p>
      <text:p text:style-name="P61"/>
      <text:p text:style-name="Code">Example<text:span text:style-name="T1"><text:tab/><text:tab/><text:tab/><text:tab/><text:tab/><text:tab/><text:tab/><text:tab/></text:span></text:p>
      <text:p text:style-name="Code">@1000 STA #$42<text:span text:style-name="T1"><text:tab/><text:tab/><text:tab/><text:tab/><text:tab/><text:tab/><text:tab/></text:span></text:p>
      <text:p text:style-name="Code"/>
      <text:h text:style-name="Heading_20_2" text:outline-level="2">?MISMATCH ERROR</text:h>
      <text:p text:style-name="P61">The Mismatch Error indicates that one or more of the true/false assertions failed during the = command. This may indicate that a unit test has failed.</text:p>
      <text:p text:style-name="P61"/>
      <text:p text:style-name="Code">Example<text:span text:style-name="T1"><text:tab/><text:tab/><text:tab/><text:tab/><text:tab/><text:tab/><text:tab/><text:tab/></text:span></text:p>
      <text:p text:style-name="Code">=C000 42<text:span text:style-name="T1"><text:tab/><text:tab/><text:tab/><text:tab/><text:tab/><text:tab/><text:tab/><text:tab/></text:span></text:p>
      <text:p text:style-name="Code"/>
      <text:h text:style-name="Heading_20_2" text:outline-level="2">?TOO FAR ERROR</text:h>
      <text:p text:style-name="P61">The Too Far Error indicates that the relative branch operand is out of range.</text:p>
      <text:p text:style-name="P61"/>
      <text:p text:style-name="Code">Example<text:span text:style-name="T1"><text:tab/><text:tab/><text:tab/><text:tab/><text:tab/><text:tab/><text:tab/><text:tab/></text:span></text:p>
      <text:p text:style-name="Code">@1800 BCC $4200<text:span text:style-name="T1"><text:tab/><text:tab/><text:tab/><text:tab/><text:tab/><text:tab/><text:tab/></text:span></text:p>
      <text:h text:style-name="Heading_20_2" text:outline-level="2"/>
      <text:h text:style-name="P116" text:outline-level="2"><text:line-break/><text:line-break/></text:h>
      <text:h text:style-name="P117" text:outline-level="2"/>
      <text:h text:style-name="P123" text:outline-level="2">?CAN'T RESOLVE ERROR</text:h>
      <text:p text:style-name="P61">The Can't Resolve Error indicates that a forward definition cannot be resolved. The instruction at the forward definition address is either an illegal or immediate mode instruction. Usually this error won't happen unless the code has been changed between the forward definition and the attempted resolution.</text:p>
      <text:p text:style-name="P61"/>
      <text:p text:style-name="Code">Example<text:span text:style-name="T1"><text:tab/><text:tab/><text:tab/><text:tab/><text:tab/><text:tab/><text:tab/><text:tab/></text:span></text:p>
      <text:p text:style-name="Code">@1800 JSR -D<text:span text:style-name="T1"><text:tab/><text:tab/><text:tab/><text:tab/><text:tab/><text:tab/><text:tab/></text:span></text:p>
      <text:p text:style-name="Code">@1800 INY<text:span text:style-name="T1"><text:tab/><text:tab/><text:tab/><text:tab/><text:tab/><text:tab/><text:tab/><text:tab/></text:span></text:p>
      <text:p text:style-name="Code">@1801 -D<text:span text:style-name="T1"><text:tab/><text:tab/><text:tab/><text:tab/><text:tab/><text:tab/><text:tab/><text:tab/></text:span></text:p>
      <text:p text:style-name="Code"/>
      <text:h text:style-name="Heading_20_2" text:outline-level="2">?SYMBOL ERROR</text:h>
      <text:p text:style-name="P61">The Symbol Error is a catch-all error for symbolic assembly issues. It can mean</text:p>
      <text:p text:style-name="P61"/>
      <text:list xml:id="list2588521196" text:style-name="L7">
        <text:list-item>
          <text:p text:style-name="P100">The label is invalid. There's a missing or illegal character after the label sigil (minus sign). Valid labels are digits (0-9), letters (A-Z), the special label -@, and the special forward reference redefinition -&gt;</text:p>
        </text:list-item>
        <text:list-item>
          <text:p text:style-name="P100">Too many symbols have been defined. Up to 18 labels may be defined, and up to 12 unresolved forward definitions can be stored</text:p>
          <text:p text:style-name="P100"/>
        </text:list-item>
      </text:list>
      <text:p text:style-name="Code">Example<text:span text:style-name="T1"><text:tab/><text:tab/><text:tab/><text:tab/><text:tab/><text:tab/><text:tab/><text:tab/></text:span></text:p>
      <text:p text:style-name="Code">@1000 ORA -#<text:span text:style-name="T1"><text:tab/><text:tab/><text:tab/><text:tab/><text:tab/><text:tab/><text:tab/></text:span></text:p>
      <text:p text:style-name="P17"><text:line-break/></text:p>
      <text:p text:style-name="P17"/>
      <text:p text:style-name="P17"/>
      <text:p text:style-name="P17"/>
      <text:p text:style-name="P17"/>
      <text:p text:style-name="P17"/>
      <text:h text:style-name="P106" text:outline-level="1"><text:span text:style-name="T82">A</text:span>ppendix B: wAx Memory Usage</text:h>
      <text:p text:style-name="P62">wAx's memory usage is generally unobtrusive and leaves most common storage options open to the programmer, but it is helpful for the programmer to understand wAx's memory footprint. wAx uses the following memory locations:</text:p>
      <text:h text:style-name="Heading_20_2" text:outline-level="2">Persistent Counter: $0003-$0004</text:h>
      <text:p text:style-name="P62">$0003 and $0004 will be overwritten by most wAx operations to store *, the address of the next instruction or list operation. You can safely overwrite this within machine language programs, as the persistent counter is usually set explicitly just before implicit use. Mostly, avoid writing to this area during a BASIC program doing assembly.</text:p>
      <text:h text:style-name="Heading_20_2" text:outline-level="2">User Tool Vector: $0005 - $0006</text:h>
      <text:p text:style-name="P68">The <text:span text:style-name="T109">vector</text:span> <text:span text:style-name="T109">for</text:span> the user tool (').</text:p>
      <text:h text:style-name="Heading_20_2" text:outline-level="2">Zeropage Workspace: $00a<text:span text:style-name="T103">4</text:span>-$00<text:span text:style-name="T94">af</text:span></text:h>
      <text:p text:style-name="P62">wAx uses this space during the course of operations<text:span text:style-name="T94">. Y</text:span>ou can use this space in your own programs (usually) without affecting wAx,<text:span text:style-name="T94"> but wAx may overwrite this range when you use it.</text:span></text:p>
      <text:h text:style-name="Heading_20_2" text:outline-level="2">Temporary<text:span text:style-name="T94"> </text:span>Workspace: $0230-$0255</text:h>
      <text:p text:style-name="P62">wAx uses this space when a wAx command is issued. Otherwise, this space is used by BASIC as the input buffer. Since wAx commands are always one line or less, wAx can divide this buffer space up for temporary use<text:span text:style-name="T94">, O</text:span>nce wAx is done with its operation, this area is available for BASIC's normal use<text:span text:style-name="T79">, or your use.</text:span></text:p>
      <text:h text:style-name="Heading_20_2" text:outline-level="2">Breakpoint Storage: $0256-$0258</text:h>
      <text:p text:style-name="P62">wAx stores its breakpoint information here. You can overwrite this if you enter a line of 84 or more characters. So avoid super-long BASIC lines while using the breakpoint features.</text:p>
      <text:h text:style-name="Heading_20_2" text:outline-level="2">Symbol Table: $02a2-$02ff (optional)</text:h>
      <text:p text:style-name="P62">wAx stores its symbol table (comprised of label names, label addresses, and unresolved forward reference data) here. If you do not use wAx's "somewhat symbolic" features (labels in your code, symbol table initialization with *-), then wAx will leave this range untouched.</text:p>
      <text:h text:style-name="P113" text:outline-level="1">Appendix <text:span text:style-name="T68">C</text:span>: 6502 "Illegal" Instruction Support</text:h>
      <text:p text:style-name="P63">The following illegal opcodes are supported by wAx. These are recognized by the assembler automatically, and they are disassembled when you use the , tool.</text:p>
      <text:p text:style-name="P63"/>
      <text:section text:style-name="Sect1" text:name="Section1">
        <text:p text:style-name="P54">ANC</text:p>
        <text:p text:style-name="P63"><text:s text:c="4"/>$0b ANC #immediate</text:p>
        <text:p text:style-name="P63"><text:s text:c="4"/>$2b ANC #immediate</text:p>
        <text:p text:style-name="P63"/>
        <text:p text:style-name="P54">SAX</text:p>
        <text:p text:style-name="P63"><text:s text:c="4"/>$87 SAX zero page</text:p>
        <text:p text:style-name="P63"><text:s text:c="4"/>$97 SAX zero page,y</text:p>
        <text:p text:style-name="P63"><text:s text:c="4"/>$83 SAX (indirect,x)</text:p>
        <text:p text:style-name="P63"><text:s text:c="4"/>$8f SAX absolute</text:p>
        <text:p text:style-name="P63"/>
        <text:p text:style-name="P54">ARR</text:p>
        <text:p text:style-name="P63"><text:s text:c="4"/>$6b ARR #immediate</text:p>
        <text:p text:style-name="P63"/>
        <text:p text:style-name="P54">ASR</text:p>
        <text:p text:style-name="P63"><text:s text:c="4"/>$4b ASR #immediate</text:p>
        <text:p text:style-name="P63"/>
        <text:p text:style-name="P54">LXA</text:p>
        <text:p text:style-name="P63"><text:s text:c="4"/>$ab LXA #immediate</text:p>
        <text:p text:style-name="P63"/>
        <text:p text:style-name="P54">SHA</text:p>
        <text:p text:style-name="P63"><text:s text:c="4"/>$9f SHA absolute,y</text:p>
        <text:p text:style-name="P63"><text:s text:c="4"/>$93 SHA (indirect),y</text:p>
        <text:p text:style-name="P63"/>
        <text:p text:style-name="P54">SBX</text:p>
        <text:p text:style-name="P63"><text:s text:c="4"/>$cb SBX #immediate</text:p>
        <text:p text:style-name="P54"/>
        <text:p text:style-name="P54"/>
        <text:p text:style-name="P54"/>
        <text:p text:style-name="P54"/>
        <text:p text:style-name="P54"/>
        <text:p text:style-name="P54"/>
        <text:p text:style-name="P54"/>
        <text:p text:style-name="P54">DCP</text:p>
        <text:p text:style-name="P63"><text:s text:c="4"/>$c7 DCP zero page</text:p>
        <text:p text:style-name="P63"><text:s text:c="4"/>$d7 DCP zero page,x</text:p>
        <text:p text:style-name="P63"><text:s text:c="4"/>$cf DCP absolute</text:p>
        <text:p text:style-name="P63"><text:s text:c="4"/>$df DCP absolute,x</text:p>
        <text:p text:style-name="P63"><text:s text:c="4"/>$db DCP absolute,y</text:p>
        <text:p text:style-name="P63"><text:s text:c="4"/>$c3 DCP (indirect,x)</text:p>
        <text:p text:style-name="P63"><text:s text:c="4"/>$d3 DCP (indirect),y</text:p>
        <text:p text:style-name="P63"/>
        <text:p text:style-name="P54">DOP</text:p>
        <text:p text:style-name="P63"><text:s text:c="4"/>$04 DOP zero page</text:p>
        <text:p text:style-name="P63"><text:s text:c="4"/>$14 DOP zero page,x</text:p>
        <text:p text:style-name="P63"><text:s text:c="4"/>$34 DOP zero page,x</text:p>
        <text:p text:style-name="P63"><text:s text:c="4"/>$44 DOP zero page</text:p>
        <text:p text:style-name="P63"><text:s text:c="4"/>$54 DOP zero page,x</text:p>
        <text:p text:style-name="P63"><text:s text:c="4"/>$64 DOP zero page</text:p>
        <text:p text:style-name="P63"><text:s text:c="4"/>$74 DOP zero page,x</text:p>
        <text:p text:style-name="P63"><text:s text:c="4"/>$80 DOP #immediate</text:p>
        <text:p text:style-name="P63"><text:s text:c="4"/>$82 DOP #immediate</text:p>
        <text:p text:style-name="P63"><text:s text:c="4"/>$89 DOP #immediate</text:p>
        <text:p text:style-name="P63"><text:s text:c="4"/>$c2 DOP #immediate</text:p>
        <text:p text:style-name="P63"><text:s text:c="4"/>$d4 DOP zero page,x</text:p>
        <text:p text:style-name="P63"><text:s text:c="4"/>$e2 DOP #immediate</text:p>
        <text:p text:style-name="P63"><text:s text:c="4"/>$f4 DOP zero page,x</text:p>
        <text:p text:style-name="P63"/>
        <text:p text:style-name="P54"/>
        <text:p text:style-name="P54"/>
        <text:p text:style-name="P54"/>
        <text:p text:style-name="P54"/>
        <text:p text:style-name="P54"/>
        <text:p text:style-name="P54"/>
        <text:p text:style-name="P54"/>
        <text:p text:style-name="P54">ISB</text:p>
        <text:p text:style-name="P63"><text:s text:c="4"/>$e7 ISB zero page</text:p>
        <text:p text:style-name="P63"><text:s text:c="4"/>$f7 ISB zero page,x</text:p>
        <text:p text:style-name="P63"><text:s text:c="4"/>$ef ISB absolute</text:p>
        <text:p text:style-name="P63"><text:s text:c="4"/>$ff ISB absolute,x</text:p>
        <text:p text:style-name="P63"><text:s text:c="4"/>$fb ISB absolute,y</text:p>
        <text:p text:style-name="P63"><text:s text:c="4"/>$e3 ISB (indirect,x)</text:p>
        <text:p text:style-name="P63"><text:s text:c="4"/>$f3 ISB (indirect),y</text:p>
        <text:p text:style-name="P54"/>
        <text:p text:style-name="P54">LAE</text:p>
        <text:p text:style-name="P63"><text:s text:c="4"/>$bb LAE absolute,y</text:p>
        <text:p text:style-name="P63"/>
        <text:p text:style-name="P54">LAX</text:p>
        <text:p text:style-name="P63"><text:s text:c="4"/>$a7 LAX zero page</text:p>
        <text:p text:style-name="P63"><text:s text:c="4"/>$b7 LAX zero page,y</text:p>
        <text:p text:style-name="P63"><text:s text:c="4"/>$af LAX absolute</text:p>
        <text:p text:style-name="P63"><text:s text:c="4"/>$bf LAX absolute,y</text:p>
        <text:p text:style-name="P63"><text:s text:c="4"/>$a3 LAX (indirect,x)</text:p>
        <text:p text:style-name="P63"><text:s text:c="4"/>$b3 LAX (indirect),y</text:p>
        <text:p text:style-name="P63"/>
        <text:p text:style-name="P54">NOP</text:p>
        <text:p text:style-name="P63"><text:s text:c="4"/>$1a NOP </text:p>
        <text:p text:style-name="P63"><text:s text:c="4"/>$3a NOP </text:p>
        <text:p text:style-name="P63"><text:s text:c="4"/>$5a NOP </text:p>
        <text:p text:style-name="P63"><text:s text:c="4"/>$7a NOP </text:p>
        <text:p text:style-name="P63"><text:s text:c="4"/>$da NOP </text:p>
        <text:p text:style-name="P64"><text:span text:style-name="T68"><text:s text:c="4"/></text:span>$fa NOP</text:p>
        <text:p text:style-name="P63"/>
        <text:p text:style-name="P63"/>
        <text:p text:style-name="P63"/>
        <text:p text:style-name="P63"/>
        <text:p text:style-name="P63"/>
        <text:p text:style-name="P54"><text:soft-page-break/>RLA</text:p>
        <text:p text:style-name="P63"><text:s text:c="4"/>$27 RLA zero page</text:p>
        <text:p text:style-name="P63"><text:s text:c="4"/>$37 RLA zero page,x</text:p>
        <text:p text:style-name="P63"><text:s text:c="4"/>$2f RLA absolute</text:p>
        <text:p text:style-name="P63"><text:s text:c="4"/>$3f RLA absolute,x</text:p>
        <text:p text:style-name="P63"><text:s text:c="4"/>$3b RLA absolute,y</text:p>
        <text:p text:style-name="P63"><text:s text:c="4"/>$23 RLA (indirect,x)</text:p>
        <text:p text:style-name="P63"><text:s text:c="4"/>$33 RLA (indirect),y</text:p>
        <text:p text:style-name="P54"/>
        <text:p text:style-name="P54">RRA</text:p>
        <text:p text:style-name="P63"><text:s text:c="4"/>$67 RRA zero page</text:p>
        <text:p text:style-name="P63"><text:s text:c="4"/>$77 RRA zero page,x</text:p>
        <text:p text:style-name="P63"><text:s text:c="4"/>$6f RRA absolute</text:p>
        <text:p text:style-name="P63"><text:s text:c="4"/>$7f RRA absolute,x</text:p>
        <text:p text:style-name="P63"><text:s text:c="4"/>$7b RRA absolute,y</text:p>
        <text:p text:style-name="P63"><text:s text:c="4"/>$63 RRA (indirect,x)</text:p>
        <text:p text:style-name="P63"><text:s text:c="4"/>$73 RRA (indirect),y</text:p>
        <text:p text:style-name="P54"/>
        <text:p text:style-name="P54">SBC</text:p>
        <text:p text:style-name="P66"><text:s text:c="4"/>$eb SBC #immediate</text:p>
        <text:p text:style-name="P55"/>
        <text:p text:style-name="P55">SLO</text:p>
        <text:p text:style-name="P65"><text:span text:style-name="T8"><text:s text:c="4"/></text:span>$07 SLO zero page</text:p>
        <text:p text:style-name="P63"><text:s text:c="4"/>$17 SLO zero page,x</text:p>
        <text:p text:style-name="P63"><text:s text:c="4"/>$0f SLO absolute</text:p>
        <text:p text:style-name="P63"><text:s text:c="4"/>$1f SLO absolute,x</text:p>
        <text:p text:style-name="P63"><text:s text:c="4"/>$1b SLO absolute,y</text:p>
        <text:p text:style-name="P63"><text:s text:c="4"/>$03 SLO (indirect,x)</text:p>
        <text:p text:style-name="P63"><text:s text:c="4"/>$13 SLO (indirect),y</text:p>
        <text:p text:style-name="P63"/>
        <text:p text:style-name="P54">SRE</text:p>
        <text:p text:style-name="P63"><text:s text:c="4"/>$47 SRE zero page</text:p>
        <text:p text:style-name="P63"><text:s text:c="4"/>$57 SRE zero page,x</text:p>
        <text:p text:style-name="P63"><text:s text:c="4"/>$4f SRE absolute</text:p>
        <text:p text:style-name="P63"><text:s text:c="4"/>$5f SRE absolute,x</text:p>
        <text:p text:style-name="P63"><text:s text:c="4"/>$5b SRE absolute,y</text:p>
        <text:p text:style-name="P63"><text:s text:c="4"/>$43 SRE (indirect,x)</text:p>
        <text:p text:style-name="P63"><text:s text:c="4"/>$53 SRE (indirect),y</text:p>
        <text:p text:style-name="P63"/>
        <text:p text:style-name="P54">SHX</text:p>
        <text:p text:style-name="P63"><text:s text:c="4"/>$9e SHX absolute,y</text:p>
        <text:p text:style-name="P63"/>
        <text:p text:style-name="P54">SHY</text:p>
        <text:p text:style-name="P63"><text:s text:c="4"/>$9c SHY absolute,x</text:p>
        <text:p text:style-name="P63"/>
        <text:p text:style-name="P54">TOP</text:p>
        <text:p text:style-name="P63"><text:s text:c="4"/>$0c TOP absolute</text:p>
        <text:p text:style-name="P63"><text:s text:c="4"/>$1c TOP absolute,x</text:p>
        <text:p text:style-name="P63"><text:s text:c="4"/>$3c TOP absolute,x</text:p>
        <text:p text:style-name="P63"><text:s text:c="4"/>$5c TOP absolute,x</text:p>
        <text:p text:style-name="P63"><text:s text:c="4"/>$7c TOP absolute,x</text:p>
        <text:p text:style-name="P63"><text:s text:c="4"/>$dc TOP absolute,x</text:p>
        <text:p text:style-name="P63"><text:s text:c="4"/>$fc TOP absolute,x</text:p>
        <text:p text:style-name="P63"/>
        <text:p text:style-name="P54">ANE</text:p>
        <text:p text:style-name="P63"><text:s text:c="4"/>$8b ANE #immediate</text:p>
        <text:p text:style-name="P63"/>
        <text:p text:style-name="P54">SHS</text:p>
        <text:p text:style-name="P63"><text:s text:c="4"/>$9b SHS absolute,y</text:p>
        <text:p text:style-name="P63"/>
        <text:p text:style-name="P76"><text:span text:style-name="T39">JAM (also </text:span><text:span text:style-name="T40">HLT)</text:span></text:p>
        <text:p text:style-name="P76"><text:span text:style-name="T34"><text:s text:c="4"/></text:span><text:span text:style-name="T33">$02 JAM <text:s/></text:span></text:p>
      </text:section>
      <text:p text:style-name="P12"><text:line-break/></text:p>
      <text:p text:style-name="P17"/>
      <text:p text:style-name="P17"/>
      <text:p text:style-name="P17"/>
      <text:p text:style-name="P17"/>
      <text:p text:style-name="P17"/>
      <text:p text:style-name="P17"/>
      <text:p text:style-name="P17"/>
      <text:h text:style-name="P114" text:outline-level="1">Appendex D: wAx License (Including this Document)</text:h>
      <text:h text:style-name="P118" text:outline-level="2"><text:span text:style-name="T84">Software:<text:line-break/><text:line-break/></text:span><text:span text:style-name="T89">Copyright (c) 2020 Jason Justian</text:span></text:h>
      <text:p text:style-name="P9">Permission is hereby granted, free of charge, to any person obtaining a copy<text:span text:style-name="T71"> </text:span>of this software and associated documentation files (the "Software"), to deal<text:span text:style-name="T71"> </text:span>in the Software without restriction, including without limitation the rights<text:span text:style-name="T71"> </text:span>to use, copy, modify, merge, publish, distribute, sublicense, and/or sell<text:span text:style-name="T71"> </text:span>copies of the Software, and to permit persons to whom the Software is<text:span text:style-name="T71"> </text:span>furnished to do so, subject to the following conditions:</text:p>
      <text:p text:style-name="P9">The above copyright notice and this permission notice shall be included in all<text:span text:style-name="T71"> </text:span>copies or substantial portions of the Software.</text:p>
      <text:p text:style-name="P18"><text:span text:style-name="T26">THE SOFTWARE IS PROVIDED "AS IS", WITHOUT WARRANTY OF ANY KIND, EXPRESS OR</text:span><text:span text:style-name="T28"> </text:span><text:span text:style-name="T26">IMPLIED, INCLUDING BUT NOT LIMITED TO THE WARRANTIES OF MERCHANTABILITY,</text:span><text:span text:style-name="T28"> </text:span><text:span text:style-name="T26">FITNESS FOR A PARTICULAR PURPOSE AND NONINFRINGEMENT. IN NO EVENT SHALL THE</text:span><text:span text:style-name="T28"> </text:span><text:span text:style-name="T26">AUTHORS OR COPYRIGHT HOLDERS BE LIABLE FOR ANY CLAIM, DAMAGES OR OTHER</text:span><text:span text:style-name="T28"> </text:span><text:span text:style-name="T26">LIABILITY, WHETHER IN AN ACTION OF CONTRACT, TORT OR OTHERWISE, ARISING FROM,</text:span><text:span text:style-name="T28"> </text:span><text:span text:style-name="T26">OUT OF OR IN CONNECTION WITH THE SOFTWARE OR THE USE OR OTHER DEALINGS IN THE</text:span><text:span text:style-name="T28"> </text:span><text:span text:style-name="T26">SOFTWARE.</text:span></text:p>
      <text:h text:style-name="P119" text:outline-level="2">Manual<text:span text:style-name="T84"> and Cover Photograph:</text:span></text:h>
      <text:p text:style-name="P19"><text:span text:style-name="T29">This manual, and the accompanying photograph (taken by the author, 4/13/2019 from Michigan, USA) are released under Creative Commons 0 1.0 Univeral. </text:span><text:span text:style-name="T64">The person who associated a work with this deed has dedicated the work to the public domain by waiving all of his or her rights to the work worldwide under copyright law, including all related and neighboring rights, to the extent allowed by law.</text:span><text:span text:style-name="T45"><text:line-break/></text:span></text:p>
      <text:h text:style-name="P106" text:outline-level="1">Appendix <text:span text:style-name="T71">E</text:span>: Quick Reference</text:h>
      <text:h text:style-name="Heading_20_2" text:outline-level="2">Disassemble from Address</text:h>
      <text:p text:style-name="P81">.addr <text:span text:style-name="T85"><text:tab/><text:tab/></text:span>; Official 6502 instructions<text:span text:style-name="T1"><text:tab/><text:tab/><text:tab/></text:span></text:p>
      <text:p text:style-name="P81">,addr <text:span text:style-name="T85"><text:tab/><text:tab/></text:span>; Plus Undocumented instructions<text:span text:style-name="T1"><text:tab/><text:tab/></text:span></text:p>
      <text:h text:style-name="P120" text:outline-level="2">Assemble at Address<text:span text:style-name="T85"><text:tab/></text:span></text:h>
      <text:p text:style-name="P81">@addr mne [operand]<text:span text:style-name="T1"><text:tab/><text:tab/><text:tab/><text:tab/><text:tab/><text:tab/><text:tab/></text:span></text:p>
      <text:p text:style-name="P81">@addr "string"<text:span text:style-name="T1"><text:tab/><text:tab/><text:tab/><text:tab/><text:tab/><text:tab/><text:tab/><text:tab/></text:span></text:p>
      <text:p text:style-name="P81">@addr:nn [nn] [nn] [nn]<text:span text:style-name="T1"><text:tab/><text:tab/><text:tab/><text:tab/><text:tab/><text:tab/><text:tab/></text:span></text:p>
      <text:p text:style-name="P81">@addr%bbbbbbbb<text:span text:style-name="T1"><text:tab/><text:tab/><text:tab/><text:tab/><text:tab/><text:tab/><text:tab/><text:tab/></text:span></text:p>
      <text:h text:style-name="P120" text:outline-level="2">Symbol Management</text:h>
      <text:p text:style-name="P81">*addr <text:span text:style-name="T85"><text:tab/><text:tab/></text:span>; Set persistent counter<text:span text:style-name="T1"><text:tab/><text:tab/><text:tab/></text:span></text:p>
      <text:p text:style-name="P81">* <text:s text:c="4"/><text:span text:style-name="T85"><text:tab/><text:tab/></text:span>; Show symbol table<text:span text:style-name="T1"><text:tab/><text:tab/><text:tab/><text:tab/></text:span></text:p>
      <text:p text:style-name="P81">*- <text:s text:c="3"/><text:span text:style-name="T85"><text:tab/><text:tab/></text:span>; Clear symbol table<text:span text:style-name="T1"><text:tab/><text:tab/><text:tab/><text:tab/></text:span></text:p>
      <text:h text:style-name="P120" text:outline-level="2">Memory Dump</text:h>
      <text:p text:style-name="P81">:addr ; Hex<text:span text:style-name="T1"><text:tab/><text:tab/><text:tab/><text:tab/><text:tab/><text:tab/><text:tab/><text:tab/><text:tab/></text:span></text:p>
      <text:p text:style-name="P81">%addr ; Binary<text:span text:style-name="T1"><text:tab/><text:tab/><text:tab/><text:tab/><text:tab/><text:tab/><text:tab/><text:tab/></text:span></text:p>
      <text:h text:style-name="P120" text:outline-level="2">Register Management</text:h>
      <text:p text:style-name="P88"><text:span text:style-name="T62">;</text:span> <text:s text:c="3"/><text:span text:style-name="T85"><text:tab/><text:tab/><text:tab/></text:span>; <text:span text:style-name="T1">D</text:span>isplay registers<text:span text:style-name="T104"><text:tab/><text:tab/><text:tab/><text:tab/></text:span></text:p>
      <text:p text:style-name="P125">;ac [x] [y] [p] <text:tab/>; Set registers<text:tab/><text:tab/><text:tab/><text:tab/><text:tab/></text:p>
      <text:h text:style-name="P120" text:outline-level="2">Execute Subroutine</text:h>
      <text:p text:style-name="P88"><text:span text:style-name="T61">←</text:span>addr<text:span text:style-name="T1"><text:tab/><text:tab/><text:tab/><text:tab/><text:tab/><text:tab/><text:tab/><text:tab/><text:tab/><text:tab/></text:span></text:p>
      <text:p text:style-name="P88"><text:span text:style-name="T63">←</text:span><text:span text:style-name="T1"><text:tab/><text:tab/><text:tab/>; Continue from breakpoint<text:tab/><text:tab/><text:tab/></text:span></text:p>
      <text:h text:style-name="P120" text:outline-level="2">Breakpoint Management</text:h>
      <text:p text:style-name="P81">!addr <text:s text:c="6"/><text:span text:style-name="T85"><text:tab/></text:span>; Set breakpoint, enable BRK trapping<text:span text:style-name="T1"><text:tab/></text:span></text:p>
      <text:p text:style-name="P81">! <text:s text:c="11"/><text:span text:style-name="T85"><text:tab/></text:span>; Clear breakpoint, enable BRK trapping<text:span text:style-name="T1"><text:tab/></text:span></text:p>
      <text:p text:style-name="P81"><text:span text:style-name="T1">STOP</text:span>/<text:span text:style-name="T1">RESTORE</text:span> <text:span text:style-name="T85"><text:tab/></text:span>; Disable BRK trapping<text:span text:style-name="T1"><text:tab/><text:tab/><text:tab/><text:tab/></text:span></text:p>
      <text:p text:style-name="P81"/>
      <text:h text:style-name="P124" text:outline-level="2">Memory Save/Load</text:h>
      <text:p text:style-name="P81">&gt;start end+1 ["filename"] <text:span text:style-name="T85"><text:tab/></text:span>; Save<text:span text:style-name="T1"><text:tab/><text:tab/><text:tab/><text:tab/></text:span></text:p>
      <text:p text:style-name="P81">&lt;["filename"] <text:s text:c="12"/><text:span text:style-name="T85"><text:tab/></text:span>; Load<text:span text:style-name="T1"><text:tab/><text:tab/><text:tab/><text:tab/></text:span></text:p>
      <text:h text:style-name="P120" text:outline-level="2">Copy and Pattern Fill</text:h>
      <text:p text:style-name="P81">&amp;start end target <text:span text:style-name="T1"><text:tab/><text:tab/></text:span>; Copy<text:span text:style-name="T1"><text:tab/><text:tab/><text:tab/><text:tab/></text:span></text:p>
      <text:p text:style-name="P81">@start "pattern" <text:s/><text:span text:style-name="T1"><text:tab/><text:tab/></text:span>; Pattern Fill<text:span text:style-name="T1"><text:tab/><text:tab/><text:tab/></text:span></text:p>
      <text:p text:style-name="P81">&amp;start end<text:span text:style-name="T1">-length</text:span> * <text:s text:c="3"/><text:span text:style-name="T1"><text:tab/><text:tab/></text:span>; ,,<text:span text:style-name="T1"><text:tab/><text:tab/><text:tab/><text:tab/><text:tab/></text:span></text:p>
      <text:h text:style-name="P120" text:outline-level="2">Search</text:h>
      <text:p text:style-name="P81">/addr:nn [nn] [nn] [nn] [nn] [nn] [nn] [nn]<text:span text:style-name="T1"><text:tab/><text:tab/><text:tab/></text:span></text:p>
      <text:p text:style-name="P81">/addr "string" <text:span text:style-name="T1"><text:tab/><text:tab/><text:tab/></text:span>; Up to 16 characters<text:span text:style-name="T1"><text:tab/><text:tab/></text:span></text:p>
      <text:p text:style-name="P81">/addr mne [operand]<text:span text:style-name="T1"><text:tab/><text:tab/><text:tab/><text:tab/><text:tab/><text:tab/><text:tab/></text:span></text:p>
      <text:h text:style-name="P120" text:outline-level="2">Assertion Tester</text:h>
      <text:p text:style-name="P81">=addr nn [nn] [nn] [nn] [nn] [nn] [nn] [nn]<text:span text:style-name="T1"><text:tab/><text:tab/><text:tab/></text:span></text:p>
      <text:h text:style-name="P120" text:outline-level="2">Numeric Conversion</text:h>
      <text:p text:style-name="P81">$hh[hh] <text:s/><text:span text:style-name="T85"><text:tab/><text:tab/><text:tab/><text:tab/></text:span>; Hex to base-10<text:span text:style-name="T1"><text:tab/><text:tab/><text:tab/></text:span></text:p>
      <text:p text:style-name="P81">#number <text:s/><text:span text:style-name="T85"><text:tab/><text:tab/><text:tab/><text:tab/></text:span>; Base-10 to Hex<text:span text:style-name="T1"><text:tab/><text:tab/><text:tab/></text:span></text:p>
      <text:h text:style-name="Heading_20_2" text:outline-level="2">BASIC Stage<text:span text:style-name="T1"> Select</text:span></text:h>
      <text:p text:style-name="P81"><text:span text:style-name="T61">↑</text:span>start-page [end-page] [NEW] <text:s/>; Set stage <text:span text:style-name="T106">start and end<text:tab/></text:span></text:p>
      <text:p text:style-name="P81"><text:span text:style-name="T61">↑</text:span> <text:s text:c="28"/>; Show stage addres<text:span text:style-name="T105">s range<text:tab/></text:span></text:p>
      <text:h text:style-name="P121" text:outline-level="2">User Tool</text:h>
      <text:p text:style-name="P87">`[parameters]<text:tab/><text:tab/><text:tab/><text:tab/><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Liberations Sans" svg:font-family="'Liberations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PT Mono" svg:font-family="'PT Mono'" style:font-adornments="Italic" style:font-pitch="variable"/>
    <style:font-face style:name="Liberation Mono2" svg:font-family="'Liberation Mono'" style:font-family-generic="modern" style:font-pitch="variable"/>
    <style:font-face style:name="Liberation Mono1" svg:font-family="'Liberation Mono'" style:font-adornments="Bold" style:font-family-generic="moder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ab-stops>
          <style:tab-stop style:position="0in"/>
          <style:tab-stop style:position="0.25in"/>
          <style:tab-stop style:position="5in" style:type="right"/>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 fo:font-family="'Times New Roman'" style:font-family-generic="roman"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auto-update="true" style:default-outline-level="1" style:class="text">
      <style:paragraph-properties fo:margin-top="0.1665in" fo:margin-bottom="0.0835in" loext:contextual-spacing="false" style:writing-mode="page"/>
      <style:text-properties style:font-name="Liberation Mono1" fo:font-family="'Liberation Mono'" style:font-style-name="Bold" style:font-family-generic="modern" style:font-pitch="variable" fo:font-size="14pt" fo:font-weight="normal" style:font-size-asian="14pt" style:font-weight-asian="normal" style:font-size-complex="14pt" style:font-weight-complex="normal"/>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writing-mode="page"/>
      <style:text-properties style:font-name="Liberation Mono1" fo:font-family="'Liberation Mono'" style:font-style-name="Bold" style:font-family-generic="modern" style:font-pitch="variable" fo:font-size="10pt" fo:font-weight="bold" style:font-size-asian="115%" style:font-weight-asian="bold" style:font-size-complex="115%" style:font-weight-complex="bold"/>
    </style:style>
    <style:style style:name="Code" style:family="paragraph" style:parent-style-name="Preformatted_20_Text" style:master-page-name="">
      <loext:graphic-properties draw:fill="none" draw:fill-color="#729fcf"/>
      <style:paragraph-properties fo:margin-left="0.1in" fo:margin-right="0in" fo:margin-top="0in" fo:margin-bottom="0in" loext:contextual-spacing="true" fo:line-height="100%" fo:text-indent="0in" style:auto-text-indent="false" style:page-number="auto" fo:background-color="transparent" style:shadow="none" style:writing-mode="page">
        <style:tab-stops/>
      </style:paragraph-properties>
      <style:text-properties style:font-name="PT Mono" fo:font-family="'PT Mono'" style:font-style-name="Italic" style:font-pitch="variable" fo:font-size="10pt" fo:font-style="italic" officeooo:rsid="000a523e" fo:background-color="#cccccc"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writing-mode="page"/>
      <style:text-properties style:font-name="Liberation Mono1" fo:font-family="'Liberation Mono'" style:font-style-name="Bold" style:font-family-generic="modern" style:font-pitch="variable" fo:font-size="10pt" fo:font-style="italic" fo:font-weight="normal"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2.5in" style:type="center"/>
          <style:tab-stop style:position="5in" style:type="right"/>
        </style:tab-stops>
      </style:paragraph-properties>
    </style:style>
    <style:style style:name="TOC" style:family="paragraph" style:parent-style-name="Standard">
      <loext:graphic-properties draw:fill="none" draw:fill-color="#729fcf"/>
      <style:paragraph-properties fo:margin-left="0in" fo:margin-right="0in" fo:text-align="start" style:justify-single-word="false" fo:text-indent="0in" style:auto-text-indent="false" fo:background-color="transparent" style:writing-mode="page"/>
      <style:text-properties style:font-name="Liberation Sans" fo:font-family="'Liberation Sans'" style:font-family-generic="swiss" style:font-pitch="variable" fo:font-size="10pt" style:text-underline-style="dotted" style:text-underline-width="auto" style:text-underline-color="font-color" officeooo:rsid="00166e14"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24dad4"/>
    </style:style>
    <style:style style:name="MT2" style:family="text">
      <style:text-properties style:font-name="Liberation Mono2"/>
    </style:style>
    <style:page-layout style:name="Mpm1" style:page-usage="mirrored">
      <style:page-layout-properties fo:page-width="7.5in" fo:page-height="7.5in" style:num-format="1" style:print-orientation="portrait" fo:margin-top="0.5in" fo:margin-bottom="0.5in" fo:margin-left="1.5in" fo:margin-right="0.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 </text:span><text:span text:style-name="MT2"><text:page-number text:select-page="current">32</text:page-number></text:span><text:span text:style-name="MT1">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5T20:23:50.982684957</meta:creation-date>
    <dc:date>2020-07-11T23:40:52.409287714</dc:date>
    <meta:editing-duration>P2DT20H24M7S</meta:editing-duration>
    <meta:editing-cycles>42</meta:editing-cycles>
    <meta:generator>LibreOffice/5.3.0.3$MacOSX_X86_64 LibreOffice_project/7074905676c47b82bbcfbea1aeefc84afe1c50e1</meta:generator>
    <meta:print-date>2020-07-10T08:25:27.454155613</meta:print-date>
    <meta:document-statistic meta:table-count="0" meta:image-count="0" meta:object-count="0" meta:page-count="38" meta:paragraph-count="617" meta:word-count="6207" meta:character-count="37382" meta:non-whitespace-character-count="29938"/>
  </office:meta>
</office:document-meta>
</file>